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Arial Cyr" svg:font-family="'Arial Cyr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5cm"/>
    </style:style>
    <style:style style:name="co2" style:family="table-column">
      <style:table-column-properties fo:break-before="auto" style:column-width="0.99cm"/>
    </style:style>
    <style:style style:name="co3" style:family="table-column">
      <style:table-column-properties fo:break-before="auto" style:column-width="6.04cm"/>
    </style:style>
    <style:style style:name="co4" style:family="table-column">
      <style:table-column-properties fo:break-before="auto" style:column-width="10.495cm"/>
    </style:style>
    <style:style style:name="co5" style:family="table-column">
      <style:table-column-properties fo:break-before="auto" style:column-width="10.666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7.4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1.746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1.947cm" fo:break-before="auto" style:use-optimal-row-height="true"/>
    </style:style>
    <style:style style:name="ro13" style:family="table-row">
      <style:table-row-properties style:row-height="1cm" fo:break-before="auto" style:use-optimal-row-height="true"/>
    </style:style>
    <style:style style:name="ro14" style:family="table-row">
      <style:table-row-properties style:row-height="3.526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2.579cm" fo:break-before="auto" style:use-optimal-row-height="true"/>
    </style:style>
    <style:style style:name="ro17" style:family="table-row">
      <style:table-row-properties style:row-height="1.632cm" fo:break-before="auto" style:use-optimal-row-height="true"/>
    </style:style>
    <style:style style:name="ro18" style:family="table-row">
      <style:table-row-properties style:row-height="0.9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  <style:map style:condition="cell-content()=failed" style:apply-style-name="Bad" style:base-cell-address="Лист1.A5"/>
    </style:style>
    <style:style style:name="ce7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&quot;Liberation Sans&quot;" style:font-size-complex="12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25" style:family="table-cell" style:parent-style-name="Default">
      <style:table-cell-properties fo:border="0.06pt solid #000000"/>
      <style:text-properties style:font-name="Liberation Sans"/>
    </style:style>
    <style:style style:name="ce3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name-complex="&quot;Liberation Sans&quot;" style:font-size-complex="14pt" style:font-style-complex="normal" style:font-weight-complex="bold"/>
      <style:map style:condition="cell-content()=failed" style:apply-style-name="Bad" style:base-cell-address="Лист1.A5"/>
    </style:style>
    <style:style style:name="ce3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41" style:family="table-cell" style:parent-style-name="Default">
      <style:table-cell-properties fo:background-color="#ffff00" style:text-align-source="fix" style:repeat-content="false" fo:border="0.06pt solid #000000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48" style:family="table-cell" style:parent-style-name="Default">
      <style:table-cell-properties fo:background-color="#ffff00" style:text-align-source="fix" style:repeat-content="false" fo:wrap-option="no-wrap" fo:border="0.99pt solid #000000" style:direction="ltr" style:rotation-angle="90" style:shrink-to-fit="true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7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&quot;Liberation Sans&quot;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99pt solid #000000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="0.99pt solid #000000" style:vertical-align="middle"/>
      <style:text-properties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&quot;Liberation Sans&quot;" style:font-size-complex="12pt" style:font-style-complex="italic" style:font-weight-complex="bold"/>
    </style:style>
    <style:style style:name="ce59" style:family="table-cell" style:parent-style-name="Default">
      <style:table-cell-properties fo:background-color="#dddddd" fo:wrap-option="wrap"/>
      <style:text-properties fo:font-size="9pt" fo:font-weight="bold" style:font-size-asian="9pt" style:font-weight-asian="bold" style:font-size-complex="9pt" style:font-weight-complex="bold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&quot;Liberation Sans&quot;" style:font-size-complex="9pt" style:font-style-complex="normal" style:font-weight-complex="bold"/>
    </style:style>
    <style:style style:name="ce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name-complex="&quot;Liberation Sans&quot;" style:font-size-complex="12pt" style:font-style-complex="italic" style:font-weight-complex="bold"/>
    </style:style>
    <style:style style:name="ce70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&quot;Liberation Sans&quot;" style:font-size-complex="9pt" style:font-style-complex="normal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&quot;Liberation Sans&quot;" style:font-size-complex="9pt" style:font-style-complex="normal" style:font-weight-complex="bold"/>
    </style:style>
    <style:style style:name="ce7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1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ce82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Liberation Serif1" style:font-size-complex="9pt" style:font-style-complex="normal" style:font-weight-complex="bold"/>
    </style:style>
    <style:style style:name="ce8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&quot;Liberation Sans&quot;" style:font-size-complex="10pt" style:font-style-complex="normal" style:font-weight-complex="bold"/>
    </style:style>
    <style:style style:name="ce86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&quot;Liberation Sans&quot;" style:font-size-complex="10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ackground-color="transparent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ackground-color="#dddddd" fo:border="0.06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b2b2b2" style:text-align-source="fix" style:repeat-content="false" fo:wrap-option="wrap" fo:border="0.99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dddddd" style:text-align-source="fix" style:repeat-content="false" fo:wrap-option="wrap" fo:border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dddddd" style:text-align-source="fix" style:repeat-content="false" fo:wrap-option="wrap" fo:border="0.99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&quot;Liberation Sans&quot;" style:font-size-complex="10pt" style:font-style-complex="normal" style:font-weight-complex="bold"/>
    </style:style>
    <style:style style:name="ce58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27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2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ce132" style:family="table-cell" style:parent-style-name="Default">
      <style:table-cell-properties fo:background-color="#ddddd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Liberation Serif1" style:font-size-complex="8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3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144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wrap-option="wrap" fo:border="0.06pt solid #000000" style:vertical-align="bottom"/>
      <style:paragraph-properties fo:text-align="start" fo:margin-left="0cm"/>
      <style:text-properties style:font-name="Liberation Sans" fo:font-size="8pt" style:font-size-asian="8pt" style:font-size-complex="8pt"/>
    </style:style>
    <style:style style:name="ce156" style:family="table-cell" style:parent-style-name="Default">
      <style:table-cell-properties fo:background-color="#dddddd" fo:wrap-option="wrap"/>
      <style:text-properties fo:color="#000000" fo:font-size="8pt" style:font-size-asian="8pt" style:font-name-complex="&quot;Liberation Sans&quot;" style:font-size-complex="8pt"/>
    </style:style>
    <style:style style:name="ce72" style:family="table-cell" style:parent-style-name="Default" style:data-style-name="N36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6pt" style:font-size-asian="16pt" style:font-size-complex="16pt"/>
    </style:style>
    <style:style style:name="ce7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Liberation Sans" fo:font-size="15pt" style:font-size-asian="15pt" style:font-size-complex="15pt"/>
    </style:style>
    <style:style style:name="ce16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ackground-color="transparent" fo:border="0.06pt solid #000000"/>
      <style:text-properties style:font-name="Liberation Sans" fo:font-size="8pt" style:font-size-asian="8pt" style:font-size-complex="8pt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8pt" style:font-size-asian="8pt" style:font-size-complex="8pt"/>
    </style:style>
    <style:style style:name="ce85" style:family="table-cell" style:parent-style-name="Default">
      <style:table-cell-properties fo:border-bottom="none" fo:border-left="0.06pt solid #000000" fo:border-right="0.06pt solid #000000" fo:border-top="0.06pt solid #000000" style:vertical-align="middle"/>
      <style:text-properties style:font-name="Liberation Sans"/>
    </style:style>
    <style:style style:name="ce87" style:family="table-cell" style:parent-style-name="Default">
      <style:table-cell-properties fo:border-bottom="0.99pt solid #000000" fo:background-color="#b2b2b2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00">
      <style:table-cell-properties fo:border-bottom="0.99pt solid #000000" fo:background-color="#dddddd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cm"/>
      <style:text-properties style:font-name="Liberation Sans" fo:font-size="16pt" style:font-size-asian="16pt" style:font-size-complex="16pt"/>
    </style:style>
    <style:style style:name="ce90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style:font-name="Liberation Sans"/>
    </style:style>
    <style:style style:name="ce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font-name="Liberation Sans"/>
    </style:style>
    <style:style style:name="ce17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 style:vertical-align="middl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9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75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6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2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0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2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81" style:family="table-cell" style:parent-style-name="Default">
      <style:table-cell-properties fo:border="0.06pt solid #000000" style:vertical-align="middle"/>
      <style:text-properties style:font-name="Liberation Sans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20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failed" style:apply-style-name="Bad" style:base-cell-address="Лист1.A5"/>
    </style:style>
    <style:style style:name="ce2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&quot;Passed&quot;" style:apply-style-name="Good" style:base-cell-address="Лист1.A4"/>
      <style:map style:condition="cell-content()=&quot;Failed&quot;" style:apply-style-name="Bad" style:base-cell-address="Лист1.A4"/>
      <style:map style:condition="cell-content()=&quot;Blocker&quot;" style:apply-style-name="Error" style:base-cell-address="Лист1.A4"/>
      <style:map style:condition="cell-content()=&quot;n/a&quot;" style:apply-style-name="Accent" style:base-cell-address="Лист1.A4"/>
    </style:style>
    <style:style style:name="ce194" style:family="table-cell" style:parent-style-name="Default">
      <style:table-cell-properties style:vertical-align="middle"/>
      <style:text-properties style:font-name="Liberation Sans"/>
    </style:style>
    <style:style style:name="ce139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14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41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/>
    </style:style>
    <style:style style:name="ce208" style:family="table-cell" style:parent-style-name="Default">
      <style:table-cell-properties fo:background-color="#ff99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Arial Cyr" style:font-size-complex="12pt" style:font-style-complex="normal" style:font-weight-complex="bold"/>
    </style:style>
    <style:style style:name="ce20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4" style:family="table-cell" style:parent-style-name="Default">
      <style:table-cell-properties fo:background-color="#dddddd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Пройден&quot;" style:apply-style-name="Good" style:base-cell-address="Лист1.G11"/>
      <style:map style:condition="cell-content()=&quot;Не пройден&quot;" style:apply-style-name="Bad" style:base-cell-address="Лист1.G11"/>
      <style:map style:condition="cell-content()=&quot;Блокер&quot;" style:apply-style-name="Error" style:base-cell-address="Лист1.G11"/>
      <style:map style:condition="cell-content()=n/a" style:apply-style-name="Accent" style:base-cell-address="Лист1.G11"/>
    </style:style>
    <style:style style:name="ce125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Пройден&quot;" style:apply-style-name="Good" style:base-cell-address="Лист1.G11"/>
      <style:map style:condition="cell-content()=&quot;Не пройден&quot;" style:apply-style-name="Bad" style:base-cell-address="Лист1.G11"/>
      <style:map style:condition="cell-content()=&quot;Блокер&quot;" style:apply-style-name="Error" style:base-cell-address="Лист1.G11"/>
      <style:map style:condition="cell-content()=n/a" style:apply-style-name="Accent" style:base-cell-address="Лист1.G11"/>
    </style:style>
    <style:style style:name="ce212" style:family="table-cell" style:parent-style-name="Default">
      <style:table-cell-properties fo:background-color="#ffff00" style:diagonal-bl-tr="none" style:diagonal-tl-br="none" style:text-align-source="fix" style:repeat-content="false" fo:border="0.74pt solid #000000" style:rotation-align="non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>
      <style:table-cell-properties fo:border-bottom="none" fo:background-color="#dddddd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>
      <style:table-cell-properties fo:border-bottom="none" fo:background-color="#dddddd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1" style:family="table-cell" style:parent-style-name="Default">
      <style:table-cell-properties fo:border-bottom="0.06pt solid #000000" fo:background-color="#dddddd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4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5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style:font-name="Liberation Sans"/>
    </style:style>
    <style:style style:name="ce23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Liberation Sans" fo:font-size="8pt" style:font-size-asian="8pt" style:font-size-complex="8pt"/>
    </style:style>
    <style:style style:name="ce228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style:font-name="Liberation Sans"/>
    </style:style>
    <style:style style:name="ce229" style:family="table-cell" style:parent-style-name="Default">
      <style:table-cell-properties fo:border-bottom="none" fo:background-color="#dddddd" fo:border-left="none" fo:border-right="0.06pt solid #000000" fo:border-top="none"/>
      <style:text-properties style:font-name="Liberation Sans"/>
    </style:style>
    <style:style style:name="ce237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style:font-name="Liberation Sans"/>
    </style:style>
    <style:style style:name="T1" style:family="text">
      <style:text-properties fo:color="#000000"/>
    </style:style>
    <style:style style:name="T2" style:family="text">
      <style:text-properties fo:color="#000000"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&quot;Liberation Sans&quot;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language="ru" fo:country="RU"/>
    </style:style>
    <style:style style:name="T4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&quot;Liberation Sans&quot;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underline-style="none" style:text-underline-color="font-color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iberation Serif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&quot;)" table:allow-empty-cell="true" table:display-list="unsorted" table:base-cell-address="Лист1.C4">
          <table:error-message table:message-type="stop" table:display="true"/>
        </table:content-validation>
        <table:content-validation table:name="val2" table:condition="of:cell-content-is-in-list(&quot;Passed&quot;;&quot;Failed&quot;;&quot;Blocker&quot;;&quot;n/a&quot;)" table:allow-empty-cell="true" table:display-list="unsorted" table:base-cell-address="Лист1.F10">
          <table:error-message table:message-type="stop" table:display="true"/>
        </table:content-validation>
      </table:content-validations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94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5"/>
          <table:table-cell table:style-name="ce85"/>
          <table:table-cell table:style-name="ce139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Статистика тестирования</text:p>
          </table:table-cell>
          <table:covered-table-cell table:style-name="ce2"/>
          <table:covered-table-cell table:style-name="ce53"/>
          <table:table-cell table:style-name="ce44" office:value-type="string" calcext:value-type="string">
            <text:p>Редактор</text:p>
          </table:table-cell>
          <table:table-cell table:style-name="ce49" office:value-type="string" calcext:value-type="string">
            <text:p>Дата редактирования</text:p>
          </table:table-cell>
          <table:table-cell table:style-name="ce87" office:value-type="string" calcext:value-type="string">
            <text:p>Время</text:p>
          </table:table-cell>
          <table:table-cell table:style-name="ce140"/>
          <table:table-cell table:number-columns-repeated="1017"/>
        </table:table-row>
        <table:table-row table:style-name="ro3">
          <table:table-cell table:style-name="ce2" office:value-type="string" calcext:value-type="string" table:number-columns-spanned="2" table:number-rows-spanned="1">
            <text:p>Всего</text:p>
            <text:p>Пунктов:</text:p>
          </table:table-cell>
          <table:covered-table-cell table:style-name="ce2"/>
          <table:table-cell table:style-name="ce11" table:formula="of:=COUNTA([.A10:.A116])" office:value-type="float" office:value="22" calcext:value-type="float">
            <text:p>22</text:p>
          </table:table-cell>
          <table:table-cell table:style-name="ce46" office:value-type="string" calcext:value-type="string">
            <text:p>Стаматов А.М.</text:p>
          </table:table-cell>
          <table:table-cell table:style-name="ce72" office:value-type="date" office:date-value="2022-03-01" calcext:value-type="date">
            <text:p>01.03.2022</text:p>
          </table:table-cell>
          <table:table-cell table:style-name="ce89" office:value-type="string" calcext:value-type="string">
            <text:p>00:00</text:p>
          </table:table-cell>
          <table:table-cell table:style-name="ce140"/>
          <table:table-cell table:number-columns-repeated="1017"/>
        </table:table-row>
        <table:table-row table:style-name="ro4">
          <table:table-cell table:style-name="ce3" table:content-validation-name="val1" office:value-type="string" calcext:value-type="string" table:number-columns-spanned="2" table:number-rows-spanned="1">
            <text:p>Blocker</text:p>
          </table:table-cell>
          <table:covered-table-cell table:style-name="ce28" table:content-validation-name="val1"/>
          <table:table-cell table:style-name="ce11" table:formula="of:=COUNTIF([.F11:.F106];&quot;Blocker&quot;)" office:value-type="float" office:value="0" calcext:value-type="float">
            <text:p>0</text:p>
          </table:table-cell>
          <table:table-cell table:style-name="ce44" office:value-type="string" calcext:value-type="string">
            <text:p>Тестировщик</text:p>
          </table:table-cell>
          <table:table-cell table:style-name="ce49" office:value-type="string" calcext:value-type="string">
            <text:p>Дата проведения теста</text:p>
          </table:table-cell>
          <table:table-cell table:style-name="ce90"/>
          <table:table-cell table:style-name="ce140"/>
          <table:table-cell table:number-columns-repeated="1017"/>
        </table:table-row>
        <table:table-row table:style-name="ro5">
          <table:table-cell table:style-name="ce4" table:content-validation-name="val1" office:value-type="string" calcext:value-type="string" table:number-columns-spanned="2" table:number-rows-spanned="1">
            <text:p>Failed</text:p>
          </table:table-cell>
          <table:covered-table-cell table:style-name="ce29" table:content-validation-name="val1"/>
          <table:table-cell table:style-name="ce11" table:formula="of:=COUNTIF([.F11:.F107];&quot;Failed&quot;)" office:value-type="float" office:value="2" calcext:value-type="float">
            <text:p>2</text:p>
          </table:table-cell>
          <table:table-cell table:style-name="ce46" office:value-type="string" calcext:value-type="string">
            <text:p>Стаматов А.М.</text:p>
          </table:table-cell>
          <table:table-cell table:style-name="ce72"/>
          <table:table-cell table:style-name="ce90"/>
          <table:table-cell table:style-name="ce140"/>
          <table:table-cell table:number-columns-repeated="1017"/>
        </table:table-row>
        <table:table-row table:style-name="ro4">
          <table:table-cell table:style-name="ce3" table:content-validation-name="val1" office:value-type="string" calcext:value-type="string" table:number-columns-spanned="2" table:number-rows-spanned="1">
            <text:p>Passed</text:p>
          </table:table-cell>
          <table:covered-table-cell table:style-name="ce28" table:content-validation-name="val1"/>
          <table:table-cell table:style-name="ce11" table:formula="of:=COUNTIF([.F11:.F112];&quot;Passed&quot;)" office:value-type="float" office:value="19" calcext:value-type="float">
            <text:p>19</text:p>
          </table:table-cell>
          <table:table-cell table:style-name="ce49" office:value-type="string" calcext:value-type="string">
            <text:p>Версия</text:p>
          </table:table-cell>
          <table:table-cell table:style-name="ce49" office:value-type="string" calcext:value-type="string">
            <text:p>Стенд</text:p>
          </table:table-cell>
          <table:table-cell table:style-name="ce90"/>
          <table:table-cell table:style-name="ce140"/>
          <table:table-cell table:number-columns-repeated="1017"/>
        </table:table-row>
        <table:table-row table:style-name="ro4">
          <table:table-cell table:style-name="ce3" table:content-validation-name="val1" office:value-type="string" calcext:value-type="string" table:number-columns-spanned="2" table:number-rows-spanned="1">
            <text:p>n/a</text:p>
          </table:table-cell>
          <table:covered-table-cell table:style-name="ce28" table:content-validation-name="val1"/>
          <table:table-cell table:style-name="ce11" table:formula="of:=COUNTIF([.F11:.F109];&quot;n/a&quot;)" office:value-type="float" office:value="1" calcext:value-type="float">
            <text:p>1</text:p>
          </table:table-cell>
          <table:table-cell table:style-name="ce55" office:value-type="string" calcext:value-type="string">
            <text:p>v. 1.2.4034b от 10.02.2021</text:p>
          </table:table-cell>
          <table:table-cell table:style-name="ce73" office:value-type="string" calcext:value-type="string">
            <text:p>тест</text:p>
          </table:table-cell>
          <table:table-cell table:style-name="ce90"/>
          <table:table-cell table:style-name="ce140"/>
          <table:table-cell table:number-columns-repeated="1017"/>
        </table:table-row>
        <table:table-row table:style-name="ro1">
          <table:table-cell table:number-columns-repeated="5"/>
          <table:table-cell table:style-name="ce94"/>
          <table:table-cell table:style-name="ce141"/>
          <table:table-cell table:number-columns-repeated="1017"/>
        </table:table-row>
        <table:table-row table:style-name="ro6">
          <table:table-cell table:style-name="ce7" office:value-type="string" calcext:value-type="string">
            <text:p>ID / №</text:p>
          </table:table-cell>
          <table:table-cell table:style-name="ce7" office:value-type="string" calcext:value-type="string" table:number-columns-spanned="2" table:number-rows-spanned="1">
            <text:p>Проверка</text:p>
          </table:table-cell>
          <table:covered-table-cell table:style-name="ce7"/>
          <table:table-cell table:style-name="ce7" office:value-type="string" calcext:value-type="string">
            <text:p>Шаги</text:p>
          </table:table-cell>
          <table:table-cell table:style-name="ce7" office:value-type="string" calcext:value-type="string">
            <text:p>Ожидаемый результат</text:p>
          </table:table-cell>
          <table:table-cell table:style-name="ce7" office:value-type="string" calcext:value-type="string">
            <text:p>Статус</text:p>
          </table:table-cell>
          <table:table-cell table:style-name="ce208" office:value-type="string" calcext:value-type="string">
            <text:p>№ задачи; комментарии тестировщика</text:p>
          </table:table-cell>
          <table:table-cell table:number-columns-repeated="1017"/>
        </table:table-row>
        <table:table-row table:style-name="ro7">
          <table:table-cell table:style-name="ce8"/>
          <table:table-cell table:style-name="ce8" office:value-type="string" calcext:value-type="string" table:number-columns-spanned="6" table:number-rows-spanned="1">
            <text:p>Авторизация в модуле ОИБ</text:p>
          </table:table-cell>
          <table:covered-table-cell table:style-name="ce66"/>
          <table:covered-table-cell table:style-name="ce119"/>
          <table:covered-table-cell table:style-name="ce160"/>
          <table:covered-table-cell table:style-name="ce171"/>
          <table:covered-table-cell table:style-name="ce209"/>
          <table:table-cell table:number-columns-repeated="1017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36" office:value-type="string" calcext:value-type="string" table:number-columns-spanned="2" table:number-rows-spanned="1">
            <text:p>Перейти на страницу авторизации. </text:p>
            <text:p>Тест: <text:a xlink:href="http://172.20.255.251:8080/authWeb/" xlink:type="simple">http://172.20.255.251:8080/authWeb/</text:a></text:p>
            <text:p>Предпрод: https://demo-pautina.gibdd.ru/authWeb/</text:p>
          </table:table-cell>
          <table:covered-table-cell table:style-name="ce59"/>
          <table:table-cell table:style-name="ce58" office:value-type="string" calcext:value-type="string">
            <text:p><text:span text:style-name="T1">1. Ввести требуемый URL в браузере.</text:span></text:p>
            <text:p><text:span text:style-name="T1">Перейти на него.</text:span></text:p>
          </table:table-cell>
          <table:table-cell table:style-name="ce58" office:value-type="string" calcext:value-type="string">
            <text:p>1. Страница авторизации загружается.</text:p>
            <text:p>Поле ввода отображается корректно. Присутствует иконка структурного подразделения.</text:p>
          </table:table-cell>
          <table:table-cell table:style-name="ce108" table:content-validation-name="val2" office:value-type="string" calcext:value-type="string">
            <text:p>Passed</text:p>
          </table:table-cell>
          <table:table-cell table:style-name="ce204"/>
          <table:table-cell table:number-columns-repeated="1017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34" office:value-type="string" calcext:value-type="string" table:number-columns-spanned="2" table:number-rows-spanned="1">
            <text:p>Авторизоваться под валидными данными пользователя.</text:p>
          </table:table-cell>
          <table:covered-table-cell table:style-name="ce67"/>
          <table:table-cell table:style-name="ce83" office:value-type="string" calcext:value-type="string">
            <text:p>1. Войти под актуальными данными пользователя.</text:p>
            <text:p>Перейти в модуль ОИБ.</text:p>
          </table:table-cell>
          <table:table-cell table:style-name="ce83" office:value-type="string" calcext:value-type="string">
            <text:p>1. Происходит автоматическая авторизация пользователя в системе ОИБ.</text:p>
          </table:table-cell>
          <table:table-cell table:style-name="ce91" table:content-validation-name="val2" office:value-type="string" calcext:value-type="string">
            <text:p>Passed</text:p>
          </table:table-cell>
          <table:table-cell table:style-name="ce125"/>
          <table:table-cell table:style-name="ce15" table:number-columns-repeated="1017"/>
        </table:table-row>
        <table:table-row table:style-name="ro7">
          <table:table-cell table:style-name="ce8"/>
          <table:table-cell table:style-name="ce39" office:value-type="string" calcext:value-type="string" table:number-columns-spanned="6" table:number-rows-spanned="1">
            <text:p>Профиль пользователя ОИБ</text:p>
          </table:table-cell>
          <table:covered-table-cell table:style-name="ce69"/>
          <table:covered-table-cell table:style-name="ce119"/>
          <table:covered-table-cell table:style-name="ce162"/>
          <table:covered-table-cell table:style-name="ce175"/>
          <table:covered-table-cell table:style-name="ce212"/>
          <table:table-cell table:number-columns-repeated="1017"/>
        </table:table-row>
        <table:table-row table:style-name="ro10">
          <table:table-cell table:style-name="ce9" office:value-type="float" office:value="3" calcext:value-type="float" table:number-columns-spanned="1" table:number-rows-spanned="3">
            <text:p>3</text:p>
          </table:table-cell>
          <table:table-cell table:style-name="ce37" office:value-type="string" calcext:value-type="string" table:number-columns-spanned="2" table:number-rows-spanned="3">
            <text:p>Выбор темы интерфейса.</text:p>
          </table:table-cell>
          <table:covered-table-cell table:style-name="ce70"/>
          <table:table-cell table:style-name="ce58" office:value-type="string" calcext:value-type="string">
            <text:p>1. Открыть меню пользователя.</text:p>
            <text:p>Выбрать «Темную тему».</text:p>
          </table:table-cell>
          <table:table-cell table:style-name="ce58" office:value-type="string" calcext:value-type="string">
            <text:p>1. Сразу отображается темная тема интерфейса.</text:p>
          </table:table-cell>
          <table:table-cell table:style-name="ce110" table:content-validation-name="val2" office:value-type="string" calcext:value-type="string" table:number-columns-spanned="1" table:number-rows-spanned="3">
            <text:p>Passed</text:p>
          </table:table-cell>
          <table:table-cell table:style-name="ce207"/>
          <table:table-cell table:style-name="ce15" table:number-columns-repeated="1017"/>
        </table:table-row>
        <table:table-row table:style-name="ro11">
          <table:covered-table-cell table:number-columns-repeated="2" table:style-name="ce12"/>
          <table:covered-table-cell table:style-name="ce70"/>
          <table:table-cell table:style-name="ce58" office:value-type="string" calcext:value-type="string">
            <text:p>2. Выбрать «Светлую тему».</text:p>
          </table:table-cell>
          <table:table-cell table:style-name="ce58" office:value-type="string" calcext:value-type="string">
            <text:p>2. Тема интерфейса переключается на светлую.</text:p>
          </table:table-cell>
          <table:covered-table-cell table:style-name="ce111" table:content-validation-name="val2"/>
          <table:table-cell table:style-name="ce210"/>
          <table:table-cell table:style-name="ce15" table:number-columns-repeated="1017"/>
        </table:table-row>
        <table:table-row table:style-name="ro11">
          <table:covered-table-cell table:number-columns-repeated="2" table:style-name="ce12"/>
          <table:covered-table-cell table:style-name="ce70"/>
          <table:table-cell table:style-name="ce58" office:value-type="string" calcext:value-type="string">
            <text:p>3. Выбрать пункт «Исходная тема».</text:p>
          </table:table-cell>
          <table:table-cell table:style-name="ce58" office:value-type="string" calcext:value-type="string">
            <text:p>3. По умолчанию будет отображаться тема, выбранная по умолчанию.</text:p>
          </table:table-cell>
          <table:covered-table-cell table:style-name="ce111" table:content-validation-name="val2"/>
          <table:table-cell table:style-name="ce211"/>
          <table:table-cell table:style-name="ce15" table:number-columns-repeated="1017"/>
        </table:table-row>
        <table:table-row table:style-name="ro11">
          <table:table-cell table:style-name="ce16" office:value-type="float" office:value="4" calcext:value-type="float" table:number-columns-spanned="1" table:number-rows-spanned="3">
            <text:p>4</text:p>
          </table:table-cell>
          <table:table-cell table:style-name="ce40" office:value-type="string" calcext:value-type="string" table:number-columns-spanned="2" table:number-rows-spanned="3">
            <text:p>Смена пароля пользователя.</text:p>
          </table:table-cell>
          <table:covered-table-cell table:style-name="ce74"/>
          <table:table-cell table:style-name="ce24" office:value-type="string" calcext:value-type="string">
            <text:p>1. Открыть меню пользователя. Выбрать <text:s/>пункт «Сменить пароль».</text:p>
          </table:table-cell>
          <table:table-cell table:style-name="ce24" office:value-type="string" calcext:value-type="string">
            <text:p>1. Откроется окно для обновления текущего пароля.</text:p>
          </table:table-cell>
          <table:table-cell table:style-name="ce112" table:content-validation-name="val2" office:value-type="string" calcext:value-type="string" table:number-columns-spanned="1" table:number-rows-spanned="3">
            <text:p>Passed</text:p>
          </table:table-cell>
          <table:table-cell table:style-name="ce216"/>
          <table:table-cell table:number-columns-repeated="1017"/>
        </table:table-row>
        <table:table-row table:style-name="ro12">
          <table:covered-table-cell table:number-columns-repeated="2" table:style-name="ce16"/>
          <table:covered-table-cell table:style-name="ce74"/>
          <table:table-cell table:style-name="ce24" office:value-type="string" calcext:value-type="string">
            <text:p>2. Заполнить все доступные поля:</text:p>
            <text:p>- старый пароль</text:p>
            <text:p>- новый пароль</text:p>
            <text:p>- повтор нового пароля</text:p>
            <text:p/>
            <text:p>Нажать «Изменить».</text:p>
          </table:table-cell>
          <table:table-cell table:style-name="ce24" office:value-type="string" calcext:value-type="string">
            <text:p>2. Пароль пользователя будет изменен.</text:p>
          </table:table-cell>
          <table:covered-table-cell table:style-name="ce114" table:content-validation-name="val2"/>
          <table:table-cell table:style-name="ce217"/>
          <table:table-cell table:number-columns-repeated="1017"/>
        </table:table-row>
        <table:table-row table:style-name="ro10">
          <table:covered-table-cell table:number-columns-repeated="2" table:style-name="ce16"/>
          <table:covered-table-cell table:style-name="ce74"/>
          <table:table-cell table:style-name="ce24" office:value-type="string" calcext:value-type="string">
            <text:p>3. Авторизоваться в шоколадке с новым паролем и перейти в модуль ОИБ.</text:p>
          </table:table-cell>
          <table:table-cell table:style-name="ce24" office:value-type="string" calcext:value-type="string">
            <text:p>3. Авторизация с новым паролем успешна.</text:p>
          </table:table-cell>
          <table:covered-table-cell table:style-name="ce114" table:content-validation-name="val2"/>
          <table:table-cell table:style-name="ce218"/>
          <table:table-cell table:number-columns-repeated="1017"/>
        </table:table-row>
        <table:table-row table:style-name="ro11">
          <table:table-cell table:style-name="ce9" office:value-type="float" office:value="5" calcext:value-type="float" table:number-columns-spanned="1" table:number-rows-spanned="2">
            <text:p>5</text:p>
          </table:table-cell>
          <table:table-cell table:style-name="ce37" office:value-type="string" calcext:value-type="string" table:number-columns-spanned="2" table:number-rows-spanned="2">
            <text:p>Руководство пользователя.</text:p>
          </table:table-cell>
          <table:covered-table-cell table:style-name="ce70"/>
          <table:table-cell table:style-name="ce58" office:value-type="string" calcext:value-type="string">
            <text:p>1. Открыть меню пользователя. Выбрать пункт «Руководство».</text:p>
          </table:table-cell>
          <table:table-cell table:style-name="ce58" office:value-type="string" calcext:value-type="string">
            <text:p>1. Файл руководства будет открыт в новом окне, текущей вкладки.</text:p>
          </table:table-cell>
          <table:table-cell table:style-name="ce115" table:content-validation-name="val2" office:value-type="string" calcext:value-type="string" table:number-columns-spanned="1" table:number-rows-spanned="2">
            <text:p>n/a</text:p>
          </table:table-cell>
          <table:table-cell table:style-name="ce207"/>
          <table:table-cell table:style-name="ce15" table:number-columns-repeated="1017"/>
        </table:table-row>
        <table:table-row table:style-name="ro11">
          <table:covered-table-cell table:number-columns-repeated="2" table:style-name="ce12"/>
          <table:covered-table-cell table:style-name="ce70"/>
          <table:table-cell table:style-name="ce58" office:value-type="string" calcext:value-type="string">
            <text:p>2. Проверить кнопки скачать и распечатать.</text:p>
          </table:table-cell>
          <table:table-cell table:style-name="ce58" office:value-type="string" calcext:value-type="string">
            <text:p>Файл скачивается. Файл можно распечатать.</text:p>
          </table:table-cell>
          <table:covered-table-cell table:style-name="ce111" table:content-validation-name="val2"/>
          <table:table-cell table:style-name="ce211"/>
          <table:table-cell table:style-name="ce15" table:number-columns-repeated="1017"/>
        </table:table-row>
        <table:table-row table:style-name="ro11">
          <table:table-cell table:style-name="ce33" office:value-type="float" office:value="6" calcext:value-type="float">
            <text:p>6</text:p>
          </table:table-cell>
          <table:table-cell table:style-name="ce40" office:value-type="string" calcext:value-type="string" table:number-columns-spanned="2" table:number-rows-spanned="1">
            <text:p>Завершение работы.</text:p>
          </table:table-cell>
          <table:covered-table-cell table:style-name="ce74"/>
          <table:table-cell table:style-name="ce24" office:value-type="string" calcext:value-type="string">
            <text:p>1. Открыть меню пользователя. Выбрать «Завершить работу».</text:p>
          </table:table-cell>
          <table:table-cell table:style-name="ce24" office:value-type="string" calcext:value-type="string">
            <text:p>Выход из модуля. Вкладка браузера закрывается.</text:p>
          </table:table-cell>
          <table:table-cell table:style-name="ce108" table:content-validation-name="val2" office:value-type="string" calcext:value-type="string">
            <text:p>Passed</text:p>
          </table:table-cell>
          <table:table-cell table:style-name="ce223"/>
          <table:table-cell table:number-columns-repeated="1017"/>
        </table:table-row>
        <table:table-row table:style-name="ro13">
          <table:table-cell table:style-name="ce9" office:value-type="float" office:value="7" calcext:value-type="float">
            <text:p>7</text:p>
          </table:table-cell>
          <table:table-cell table:style-name="ce37" office:value-type="string" calcext:value-type="string" table:number-columns-spanned="2" table:number-rows-spanned="1">
            <text:p>Отображение времени</text:p>
          </table:table-cell>
          <table:covered-table-cell table:style-name="ce70"/>
          <table:table-cell table:style-name="ce58" office:value-type="string" calcext:value-type="string">
            <text:p>1. Слева внизу отображается время сервера. И дата, установленная в системе пользователя.</text:p>
            <text:p>Навести указатель мышки на время.</text:p>
          </table:table-cell>
          <table:table-cell table:style-name="ce58" office:value-type="string" calcext:value-type="string">
            <text:p>1. Появится попап сообщение с надписью «Время сервера».</text:p>
          </table:table-cell>
          <table:table-cell table:style-name="ce108" table:content-validation-name="val2" office:value-type="string" calcext:value-type="string">
            <text:p>Passed</text:p>
          </table:table-cell>
          <table:table-cell table:style-name="ce211"/>
          <table:table-cell table:number-columns-repeated="1017"/>
        </table:table-row>
        <table:table-row table:style-name="ro7">
          <table:table-cell table:style-name="ce8"/>
          <table:table-cell table:style-name="ce39" office:value-type="string" calcext:value-type="string" table:number-columns-spanned="6" table:number-rows-spanned="1">
            <text:p>Интерфейс пользователя ОИБ</text:p>
          </table:table-cell>
          <table:covered-table-cell table:style-name="ce69"/>
          <table:covered-table-cell table:style-name="ce119"/>
          <table:covered-table-cell table:style-name="ce160"/>
          <table:covered-table-cell table:style-name="ce175"/>
          <table:covered-table-cell table:style-name="ce209"/>
          <table:table-cell table:number-columns-repeated="1017"/>
        </table:table-row>
        <table:table-row table:style-name="ro10">
          <table:table-cell table:style-name="ce9" office:value-type="float" office:value="8" calcext:value-type="float" table:number-columns-spanned="1" table:number-rows-spanned="8">
            <text:p>8</text:p>
          </table:table-cell>
          <table:table-cell table:style-name="ce41" office:value-type="string" calcext:value-type="string" table:number-columns-spanned="1" table:number-rows-spanned="14">
            <text:p>Общее</text:p>
          </table:table-cell>
          <table:table-cell table:style-name="ce71" office:value-type="string" calcext:value-type="string" table:number-columns-spanned="1" table:number-rows-spanned="8">
            <text:p>Поиск записей, фильтры поиска.</text:p>
          </table:table-cell>
          <table:table-cell table:style-name="ce127" office:value-type="string" calcext:value-type="string">
            <text:p>1. Прокликать в алфавитном указателе, с лева, несколько значений,</text:p>
            <text:p>Например: *, А, Б, R, L.</text:p>
          </table:table-cell>
          <table:table-cell table:style-name="ce127" office:value-type="string" calcext:value-type="string">
            <text:p>1. Группировка и отображение записей в зависимости от выбранного параметра.</text:p>
          </table:table-cell>
          <table:table-cell table:style-name="ce167" table:content-validation-name="val2" office:value-type="string" calcext:value-type="string" table:number-columns-spanned="1" table:number-rows-spanned="8">
            <text:p>Passed</text:p>
          </table:table-cell>
          <table:table-cell table:style-name="ce207"/>
          <table:table-cell table:style-name="ce15" table:number-columns-repeated="1017"/>
        </table:table-row>
        <table:table-row table:style-name="ro14">
          <table:covered-table-cell table:number-columns-repeated="2" table:style-name="ce12"/>
          <table:covered-table-cell table:style-name="ce70"/>
          <table:table-cell table:style-name="ce127" office:value-type="string" calcext:value-type="string">
            <text:p>2. Проставить чекбоксы в соответствующих значениях:</text:p>
            <text:p>Активные,</text:p>
            <text:p>Сотрудники,</text:p>
            <text:p>Роль.</text:p>
          </table:table-cell>
          <table:table-cell table:style-name="ce127" office:value-type="string" calcext:value-type="string">
            <text:p>2. Записи соответствующие чекбоксу сразу отображаются в области отображения записей.</text:p>
            <text:p/>
            <text:p>Пользователи, у которых в карточке, заполнены данные сотрудника, в поле «СОТР» - имеют зеленную галочку.</text:p>
            <text:p>Если срок активности сотрудника истек, будет отображаться красный крестик (Х).</text:p>
            <text:p>Если сотрудник для данного пользователя вовсе не создавался, данное поле будет пустым.</text:p>
            <text:p>Так же, в центре, над таблицей отображаемых записей, отображается общее количество записей в таблице, в данный момент.</text:p>
          </table:table-cell>
          <table:covered-table-cell table:style-name="ce120" table:content-validation-name="val2"/>
          <table:table-cell table:style-name="ce210" office:value-type="string" calcext:value-type="string">
            <text:p>уточнить про 3 пункт</text:p>
          </table:table-cell>
          <table:table-cell table:style-name="ce15" table:number-columns-repeated="1017"/>
        </table:table-row>
        <table:table-row table:style-name="ro12">
          <table:covered-table-cell table:number-columns-repeated="2" table:style-name="ce12"/>
          <table:covered-table-cell table:style-name="ce70"/>
          <table:table-cell table:style-name="ce127" office:value-type="string" calcext:value-type="string">
            <text:p>3. В области ввода «Окончание доступа». Первое поле обозначает «От», второе поле даты – «До». </text:p>
            <text:p>- Выбрать и проверить отображение ввода из календаря промежутка даты.</text:p>
            <text:p>- Проверить ввод и отображение данных, при установки промежутка даты вручную.</text:p>
          </table:table-cell>
          <table:table-cell table:style-name="ce127" office:value-type="string" calcext:value-type="string">
            <text:p>3. Отображает записи за выбранный период времени, у которых <text:span text:style-name="T6">ОКАНЧИВАЕТСЯ</text:span> доступ к ресурсу.</text:p>
            <text:p>При этом, при отсутствии установленной даты в первом поле поиск осуществляется по маске «От текущей даты До установленной или От установленной, До текущей.</text:p>
          </table:table-cell>
          <table:covered-table-cell table:style-name="ce107" table:content-validation-name="val2"/>
          <table:table-cell table:style-name="ce210" office:value-type="string" calcext:value-type="string">
            <text:p>как проверить: // Если сотрудник для данного пользователя вовсе не создавался, данное поле будет пустым.</text:p>
          </table:table-cell>
          <table:table-cell table:style-name="ce15" table:number-columns-repeated="1017"/>
        </table:table-row>
        <table:table-row table:style-name="ro15">
          <table:covered-table-cell table:number-columns-repeated="2" table:style-name="ce12"/>
          <table:covered-table-cell table:style-name="ce70"/>
          <table:table-cell table:style-name="ce127" office:value-type="string" calcext:value-type="string">
            <text:p>4. Область «Поиск пользователей» начать вводить:</text:p>
            <text:p>- ФИО</text:p>
            <text:p>- Дата начала доступа</text:p>
            <text:p>- Логин</text:p>
          </table:table-cell>
          <table:table-cell table:style-name="ce127" office:value-type="string" calcext:value-type="string">
            <text:p>4. Отображает <text:span text:style-name="T7">контекстный</text:span> поиск по введенному значению.</text:p>
          </table:table-cell>
          <table:covered-table-cell table:style-name="ce107" table:content-validation-name="val2"/>
          <table:table-cell table:style-name="ce210" office:value-type="string" calcext:value-type="string">
            <text:p>осталось доделать 8пункт</text:p>
          </table:table-cell>
          <table:table-cell table:style-name="ce15" table:number-columns-repeated="1017"/>
        </table:table-row>
        <table:table-row table:style-name="ro15">
          <table:covered-table-cell table:number-columns-repeated="2" table:style-name="ce12"/>
          <table:covered-table-cell table:style-name="ce38"/>
          <table:table-cell table:style-name="ce62" office:value-type="string" calcext:value-type="string">
            <text:p>5. В выпадающем списке поля «Список прав» прав доступа у пользователей в отображаемой таблице, выбрать одно или несколько значений.</text:p>
            <text:p>Нажать Искать.</text:p>
          </table:table-cell>
          <table:table-cell table:style-name="ce62" office:value-type="string" calcext:value-type="string">
            <text:p>5. Пользователи будут отсортированы в соответствии с выбранным списком прав, соответственно, будут отображаться только те пользователи, у которых эти (выбранные) права есть.</text:p>
          </table:table-cell>
          <table:covered-table-cell table:style-name="ce107" table:content-validation-name="val2"/>
          <table:table-cell table:style-name="ce210"/>
          <table:table-cell table:style-name="ce15" table:number-columns-repeated="1017"/>
        </table:table-row>
        <table:table-row table:style-name="ro13">
          <table:covered-table-cell table:number-columns-repeated="2" table:style-name="ce12"/>
          <table:covered-table-cell table:style-name="ce38"/>
          <table:table-cell table:style-name="ce62" office:value-type="string" calcext:value-type="string">
            <text:p>6. В выпадающем списке поля «Список подразделений», выбрать одно или несколько значений (у известных пользователей). </text:p>
            <text:p>Нажать Искать.</text:p>
          </table:table-cell>
          <table:table-cell table:style-name="ce62" office:value-type="string" calcext:value-type="string">
            <text:p>6. Пользователи будут отсортированы в соответствии с выбранным подразделением.</text:p>
          </table:table-cell>
          <table:covered-table-cell table:style-name="ce107" table:content-validation-name="val2"/>
          <table:table-cell table:style-name="ce210"/>
          <table:table-cell table:style-name="ce15" table:number-columns-repeated="1017"/>
        </table:table-row>
        <table:table-row table:style-name="ro12">
          <table:covered-table-cell table:number-columns-repeated="2" table:style-name="ce12"/>
          <table:covered-table-cell table:style-name="ce38"/>
          <table:table-cell table:style-name="ce62" office:value-type="string" calcext:value-type="string">
            <text:p>7. Сформировав результат в таблице, требуется проверить выгрузку данных.</text:p>
            <text:p>Нажать на кнопки (в левом верхнем углу):</text:p>
            <text:p>- csv</text:p>
            <text:p>- xlsx</text:p>
            <text:p>- pdf</text:p>
          </table:table-cell>
          <table:table-cell table:style-name="ce62" office:value-type="string" calcext:value-type="string">
            <text:p>7. Таблица, отображаемая пользователю будет скачана в соответствующих форматах.</text:p>
            <text:p>Проверить, что документ скачивается и отображение данных в сформированных документах корректное.</text:p>
          </table:table-cell>
          <table:covered-table-cell table:style-name="ce107" table:content-validation-name="val2"/>
          <table:table-cell table:style-name="ce210"/>
          <table:table-cell table:style-name="ce15" table:number-columns-repeated="1017"/>
        </table:table-row>
        <table:table-row table:style-name="ro13">
          <table:covered-table-cell table:number-columns-repeated="2" table:style-name="ce12"/>
          <table:covered-table-cell table:style-name="ce38"/>
          <table:table-cell table:style-name="ce62" office:value-type="string" calcext:value-type="string">
            <text:p>8. В главном окне программы, при открытой таблице пользователей произвести сортировку записей, нажав на соответствующее название поля столбца таблицы.</text:p>
          </table:table-cell>
          <table:table-cell table:style-name="ce62" office:value-type="string" calcext:value-type="string">
            <text:p>8. При сортировки записей таблицы (по возрастанию или по убыванию), соответственно меняется значок в виде стрелочки, указывая направление вверх или вниз.</text:p>
          </table:table-cell>
          <table:covered-table-cell table:style-name="ce107" table:content-validation-name="val2"/>
          <table:table-cell table:style-name="ce211"/>
          <table:table-cell table:style-name="ce15" table:number-columns-repeated="1017"/>
        </table:table-row>
        <table:table-row table:style-name="ro15">
          <table:table-cell table:style-name="ce10" office:value-type="float" office:value="9" calcext:value-type="float" table:number-columns-spanned="1" table:number-rows-spanned="6">
            <text:p>9</text:p>
          </table:table-cell>
          <table:covered-table-cell table:style-name="ce47"/>
          <table:table-cell table:style-name="ce34" office:value-type="string" calcext:value-type="string" table:number-columns-spanned="1" table:number-rows-spanned="6">
            <text:p>Журнал подключений</text:p>
          </table:table-cell>
          <table:table-cell table:style-name="ce130" office:value-type="string" calcext:value-type="string">
            <text:p>1. На главном экране, в правом верхнем углу, нажать кнопку «Журнал подключений»</text:p>
          </table:table-cell>
          <table:table-cell table:style-name="ce130" office:value-type="string" calcext:value-type="string">
            <text:p>1. Откроется окно, в текущей вкладке с выставленными подключениями за последний час.</text:p>
            <text:p>Максимально допустимая выборка в таблице (в том числе и для выгрузки = 40.000 записей).</text:p>
          </table:table-cell>
          <table:table-cell table:style-name="ce122" table:content-validation-name="val2" office:value-type="string" calcext:value-type="string" table:number-columns-spanned="1" table:number-rows-spanned="6">
            <text:p>Passed</text:p>
          </table:table-cell>
          <table:table-cell table:style-name="ce213"/>
          <table:table-cell table:style-name="ce15" table:number-columns-repeated="1017"/>
        </table:table-row>
        <table:table-row table:style-name="ro16">
          <table:covered-table-cell table:number-columns-repeated="2" table:style-name="ce17"/>
          <table:covered-table-cell table:style-name="ce77"/>
          <table:table-cell table:style-name="ce130" office:value-type="string" calcext:value-type="string">
            <text:p>2. Проверить все кнопки с доступным периодом:</text:p>
            <text:p>- За час</text:p>
            <text:p>- Сегодня</text:p>
            <text:p>- За сутки</text:p>
            <text:p>- За неделю</text:p>
            <text:p>- За месяц</text:p>
            <text:p>- За год</text:p>
            <text:p>- Все</text:p>
          </table:table-cell>
          <table:table-cell table:style-name="ce130" office:value-type="string" calcext:value-type="string">
            <text:p>2. Соответствующая таблица с данными формируется, в зависимости от выставленных параметров периода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3">
          <table:covered-table-cell table:number-columns-repeated="2" table:style-name="ce17"/>
          <table:covered-table-cell table:style-name="ce77"/>
          <table:table-cell table:style-name="ce130" office:value-type="string" calcext:value-type="string">
            <text:p>3. Задать период отображения в ручную, в соответствующем поле выбора интервала даты.</text:p>
            <text:p>Нажать Искать</text:p>
          </table:table-cell>
          <table:table-cell table:style-name="ce130" office:value-type="string" calcext:value-type="string">
            <text:p>3. Формируется список данных, за выставленный период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7">
          <table:covered-table-cell table:number-columns-repeated="2" table:style-name="ce17"/>
          <table:covered-table-cell table:style-name="ce77"/>
          <table:table-cell table:style-name="ce130" office:value-type="string" calcext:value-type="string">
            <text:p>4. Выгрузить полученные значения в допустимых форматах и проверить визуально:</text:p>
            <text:p>-csv</text:p>
            <text:p>-xlsx</text:p>
            <text:p>-pdf</text:p>
          </table:table-cell>
          <table:table-cell table:style-name="ce130" office:value-type="string" calcext:value-type="string">
            <text:p>4. Документ формируется и загружается на локальный диск.</text:p>
            <text:p>Данные в документе отображаются в читаемом для пользователя виде.</text:p>
            <text:p>Верстка документа корректная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3">
          <table:covered-table-cell table:number-columns-repeated="2" table:style-name="ce17"/>
          <table:covered-table-cell table:style-name="ce77"/>
          <table:table-cell table:style-name="ce130" office:value-type="string" calcext:value-type="string">
            <text:p>5. В поле «Список подразделений», выбрать одно или несколько значение.</text:p>
            <text:p>Нажать Поиск.</text:p>
          </table:table-cell>
          <table:table-cell table:style-name="ce130" office:value-type="string" calcext:value-type="string">
            <text:p>5. Будут отображены сеансы пользователей, которые являются сотрудниками соответствующего подразделения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0">
          <table:covered-table-cell table:number-columns-repeated="2" table:style-name="ce17"/>
          <table:covered-table-cell table:style-name="ce77"/>
          <table:table-cell table:style-name="ce130" office:value-type="string" calcext:value-type="string">
            <text:p>6. Выбрать требуемый период времени.</text:p>
            <text:p>В графе «Поиск пользователя» начать вводить логин пользователя.</text:p>
          </table:table-cell>
          <table:table-cell table:style-name="ce130" office:value-type="string" calcext:value-type="string">
            <text:p>6. Будут показаны все совпадения, за выбранный промежуток времени.</text:p>
          </table:table-cell>
          <table:covered-table-cell table:style-name="ce107" table:content-validation-name="val2"/>
          <table:table-cell table:style-name="ce215"/>
          <table:table-cell table:style-name="ce15" table:number-columns-repeated="1017"/>
        </table:table-row>
        <table:table-row table:style-name="ro1">
          <table:table-cell table:style-name="ce20" table:number-columns-spanned="7" table:number-rows-spanned="1"/>
          <table:covered-table-cell table:number-columns-repeated="6" table:style-name="Default"/>
          <table:table-cell table:style-name="ce15" table:number-columns-repeated="1017"/>
        </table:table-row>
        <table:table-row table:style-name="ro12">
          <table:table-cell table:style-name="ce9" office:value-type="float" office:value="10" calcext:value-type="float" table:number-columns-spanned="1" table:number-rows-spanned="3">
            <text:p>10</text:p>
          </table:table-cell>
          <table:table-cell table:style-name="ce48" office:value-type="string" calcext:value-type="string" table:number-columns-spanned="1" table:number-rows-spanned="23">
            <text:p>Добавление нового пользователя</text:p>
          </table:table-cell>
          <table:table-cell table:style-name="ce81" office:value-type="string" calcext:value-type="string" table:number-columns-spanned="1" table:number-rows-spanned="3">
            <text:p>Создание новой учетной записи пользователя.</text:p>
          </table:table-cell>
          <table:table-cell table:style-name="ce127" office:value-type="string" calcext:value-type="string">
            <text:p>🟢Карточка пользователя состоит из трех секций:</text:p>
            <text:p>- общая информация;</text:p>
            <text:p>- разрешенное время работы;</text:p>
            <text:p>- права.</text:p>
            <text:p/>
            <text:p>1. Нажать «+» в правом верхнем углу.</text:p>
          </table:table-cell>
          <table:table-cell table:style-name="ce127" office:value-type="string" calcext:value-type="string">
            <text:p>1. Создается пустая карточка для заполнения данными учетной записи.</text:p>
          </table:table-cell>
          <table:table-cell table:style-name="ce124" table:content-validation-name="val2" office:value-type="string" calcext:value-type="string" table:number-columns-spanned="1" table:number-rows-spanned="3">
            <text:p>Passed</text:p>
          </table:table-cell>
          <table:table-cell table:style-name="ce207"/>
          <table:table-cell table:number-columns-repeated="1017"/>
        </table:table-row>
        <table:table-row table:style-name="ro11">
          <table:covered-table-cell table:number-columns-repeated="2" table:style-name="ce12"/>
          <table:covered-table-cell table:style-name="ce82"/>
          <table:table-cell table:style-name="ce127" office:value-type="string" calcext:value-type="string">
            <text:p>2. Заполнить (обязательные поля) Фамилию и Логин сотрудника.</text:p>
          </table:table-cell>
          <table:table-cell table:style-name="ce127" office:value-type="string" calcext:value-type="string">
            <text:p>2. Кнопка Создать подсвечена.</text:p>
          </table:table-cell>
          <table:covered-table-cell table:style-name="ce104" table:content-validation-name="val2"/>
          <table:table-cell table:style-name="ce210"/>
          <table:table-cell table:number-columns-repeated="1017"/>
        </table:table-row>
        <table:table-row table:style-name="ro11">
          <table:covered-table-cell table:number-columns-repeated="2" table:style-name="ce12"/>
          <table:covered-table-cell table:style-name="ce82"/>
          <table:table-cell table:style-name="ce127" office:value-type="string" calcext:value-type="string">
            <text:p>3. Нажать кнопку Создать.</text:p>
          </table:table-cell>
          <table:table-cell table:style-name="ce127" office:value-type="string" calcext:value-type="string">
            <text:p><text:span text:style-name="T5">3. Пользователь создан.</text:span></text:p>
          </table:table-cell>
          <table:covered-table-cell table:style-name="ce104" table:content-validation-name="val2"/>
          <table:table-cell table:style-name="ce211"/>
          <table:table-cell table:number-columns-repeated="1017"/>
        </table:table-row>
        <table:table-row table:style-name="ro11">
          <table:table-cell table:style-name="ce10" office:value-type="float" office:value="11" calcext:value-type="float" table:number-columns-spanned="1" table:number-rows-spanned="3">
            <text:p>11</text:p>
          </table:table-cell>
          <table:covered-table-cell table:style-name="ce17"/>
          <table:table-cell table:style-name="ce84" office:value-type="string" calcext:value-type="string" table:number-columns-spanned="1" table:number-rows-spanned="3">
            <text:p>Редактирование учетной записи.</text:p>
          </table:table-cell>
          <table:table-cell table:style-name="ce65" office:value-type="string" calcext:value-type="string">
            <text:p>1. Выделить нужную учетную запись.</text:p>
          </table:table-cell>
          <table:table-cell table:style-name="ce147" office:value-type="string" calcext:value-type="string">
            <text:p>1. Справа появится карточка выделенного пользователя.</text:p>
          </table:table-cell>
          <table:table-cell table:style-name="ce129" table:content-validation-name="val2" office:value-type="string" calcext:value-type="string" table:number-columns-spanned="1" table:number-rows-spanned="3">
            <text:p>Failed</text:p>
          </table:table-cell>
          <table:table-cell table:style-name="ce213"/>
          <table:table-cell table:style-name="ce15" table:number-columns-repeated="1017"/>
        </table:table-row>
        <table:table-row table:style-name="ro18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2. В появившемся справа окне, нажать на изображение карандаша.</text:p>
          </table:table-cell>
          <table:table-cell table:style-name="ce147" office:value-type="string" calcext:value-type="string">
            <text:p>2. Появится возможность внесения данных в запись.</text:p>
          </table:table-cell>
          <table:covered-table-cell table:style-name="ce120" table:content-validation-name="val2"/>
          <table:table-cell table:style-name="ce214" office:value-type="string" calcext:value-type="string">
            <text:p>при нажатии Отмена изменения </text:p>
            <text:p>Не будут сохранены.) сост инпута остаётся</text:p>
          </table:table-cell>
          <table:table-cell table:style-name="ce15" table:number-columns-repeated="1017"/>
        </table:table-row>
        <table:table-row table:style-name="ro11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3. Внести изменения в запись. Нажать Сохранить / Отмена.</text:p>
          </table:table-cell>
          <table:table-cell table:style-name="ce147" office:value-type="string" calcext:value-type="string">
            <text:p>3. Изменения будут Сохранены / не будут Сохранены.</text:p>
          </table:table-cell>
          <table:covered-table-cell table:style-name="ce120" table:content-validation-name="val2"/>
          <table:table-cell table:style-name="ce215"/>
          <table:table-cell table:style-name="ce15" table:number-columns-repeated="1017"/>
        </table:table-row>
        <table:table-row table:style-name="ro11">
          <table:table-cell table:style-name="ce9" office:value-type="float" office:value="12" calcext:value-type="float" table:number-columns-spanned="1" table:number-rows-spanned="4">
            <text:p>12</text:p>
          </table:table-cell>
          <table:covered-table-cell table:style-name="ce12"/>
          <table:table-cell table:style-name="ce86" office:value-type="string" calcext:value-type="string" table:number-columns-spanned="1" table:number-rows-spanned="4">
            <text:p>Установка пароля для созданной учетной записи.</text:p>
          </table:table-cell>
          <table:table-cell table:style-name="ce132" office:value-type="string" calcext:value-type="string">
            <text:p>1. Выделить нужную учетную запись.</text:p>
          </table:table-cell>
          <table:table-cell table:style-name="ce127" office:value-type="string" calcext:value-type="string">
            <text:p>1. Справа появится карточка выделенного пользователя.</text:p>
          </table:table-cell>
          <table:table-cell table:style-name="ce131" table:content-validation-name="val2" office:value-type="string" calcext:value-type="string" table:number-columns-spanned="1" table:number-rows-spanned="4">
            <text:p>Passed</text:p>
          </table:table-cell>
          <table:table-cell table:style-name="ce207"/>
          <table:table-cell table:number-columns-repeated="1017"/>
        </table:table-row>
        <table:table-row table:style-name="ro11">
          <table:covered-table-cell table:number-columns-repeated="2" table:style-name="ce12"/>
          <table:covered-table-cell table:style-name="ce70"/>
          <table:table-cell table:style-name="ce132" office:value-type="string" calcext:value-type="string">
            <text:p>2. В появившемся справа окне, нажать на изображение ключа.</text:p>
          </table:table-cell>
          <table:table-cell table:style-name="ce127" office:value-type="string" calcext:value-type="string">
            <text:p>2. Появится возможность внести новый пароль.</text:p>
          </table:table-cell>
          <table:covered-table-cell table:style-name="ce104" table:content-validation-name="val2"/>
          <table:table-cell table:style-name="ce210"/>
          <table:table-cell table:number-columns-repeated="1017"/>
        </table:table-row>
        <table:table-row table:style-name="ro16">
          <table:covered-table-cell table:number-columns-repeated="2" table:style-name="ce12"/>
          <table:covered-table-cell table:style-name="ce70"/>
          <table:table-cell table:style-name="ce127" office:value-type="string" calcext:value-type="string">
            <text:p>3. Ввести новый пароль или сгенерировать системой.</text:p>
            <text:p>Если пароль сгенерирован системой, появляются кнопки для скачивания его в формате txt.</text:p>
            <text:p>Если пароль устраивает, нажать на кнопку «Использовать».</text:p>
          </table:table-cell>
          <table:table-cell table:style-name="ce127" office:value-type="string" calcext:value-type="string">
            <text:p>3. Новый пароль отображается в соответствующем поле ввода.</text:p>
            <text:p>Если пароль сгенерирован системой, он отображается в поле ниже поля «новый пароль». Так же доступны 2 кнопки: </text:p>
            <text:p>-сохранить в файл </text:p>
            <text:p>-использовать</text:p>
            <text:p>При нажатии кнопки «Использовать», новый пароль дублируется в поле «Повтора ввода нового пароля» и становится активной кнопка «Изменить», для сохранения измененного пароля.</text:p>
          </table:table-cell>
          <table:covered-table-cell table:style-name="ce104" table:content-validation-name="val2"/>
          <table:table-cell table:style-name="ce210"/>
          <table:table-cell table:number-columns-repeated="1017"/>
        </table:table-row>
        <table:table-row table:style-name="ro13">
          <table:covered-table-cell table:number-columns-repeated="2" table:style-name="ce12"/>
          <table:covered-table-cell table:style-name="ce70"/>
          <table:table-cell table:style-name="ce127" office:value-type="string" calcext:value-type="string">
            <text:p>4. Повторить новый пароль (если он был введен в ручную). </text:p>
            <text:p>Нажать Изменить.</text:p>
            <text:p><text:span text:style-name="T2">Проверить, осуществив повторную авторизацию в системе.</text:span></text:p>
          </table:table-cell>
          <table:table-cell table:style-name="ce127" office:value-type="string" calcext:value-type="string">
            <text:p>4. Новый пароль сохранен.</text:p>
          </table:table-cell>
          <table:covered-table-cell table:style-name="ce104" table:content-validation-name="val2"/>
          <table:table-cell table:style-name="ce211"/>
          <table:table-cell table:number-columns-repeated="1017"/>
        </table:table-row>
        <table:table-row table:style-name="ro11">
          <table:table-cell table:style-name="ce10" office:value-type="float" office:value="13" calcext:value-type="float" table:number-columns-spanned="1" table:number-rows-spanned="6">
            <text:p>13</text:p>
          </table:table-cell>
          <table:covered-table-cell table:style-name="ce17"/>
          <table:table-cell table:style-name="ce84" office:value-type="string" calcext:value-type="string" table:number-columns-spanned="1" table:number-rows-spanned="6">
            <text:p>Назначение прав доступа учетной записи.</text:p>
          </table:table-cell>
          <table:table-cell table:style-name="ce65" office:value-type="string" calcext:value-type="string">
            <text:p>1. Выделить нужную учетную запись.</text:p>
          </table:table-cell>
          <table:table-cell table:style-name="ce147" office:value-type="string" calcext:value-type="string">
            <text:p>1. Справа появится карточка выделенного пользователя.</text:p>
          </table:table-cell>
          <table:table-cell table:style-name="ce122" table:content-validation-name="val2" office:value-type="string" calcext:value-type="string" table:number-columns-spanned="1" table:number-rows-spanned="6">
            <text:p>Passed</text:p>
          </table:table-cell>
          <table:table-cell table:style-name="ce213"/>
          <table:table-cell table:style-name="ce15" table:number-columns-repeated="1017"/>
        </table:table-row>
        <table:table-row table:style-name="ro11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2. В появившемся справа окне, нажать на изображение карандаша.</text:p>
          </table:table-cell>
          <table:table-cell table:style-name="ce147" office:value-type="string" calcext:value-type="string">
            <text:p>2. Появится возможность внесения данных в запись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0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3. В меню Список прав: ЦБД (для работы с клиентом ЦБД) проставить чекбокс у необходимого значения (например: БД Маршрут).</text:p>
          </table:table-cell>
          <table:table-cell table:style-name="ce147" office:value-type="string" calcext:value-type="string">
            <text:p>3. Выбранное значение подсветится синим цветом и активным чекбоксом.</text:p>
            <text:p>Найти его можно будет в Клиенте ЕБД → пункт слева Маршрут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2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4. В меню Список прав: АРМ, выбрать необходимую систему (например: НСИ)</text:p>
          </table:table-cell>
          <table:table-cell table:style-name="ce147" office:value-type="string" calcext:value-type="string">
            <text:p>4. Появится наименование прав для выбранного раздела, в котором два столбца для выставления чекбокса.</text:p>
            <text:p>Левые — для активация права, непосредственно в самом АРМе.</text:p>
            <text:p>Правые — для активации права, для возможности делегировать доступные права другим пользователям. Можно не самому не иметь прав в этом АРМе, но иметь возможность давать эти права другим пользователям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0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5. Либо проставить отдельно, определенные права, поставив нужный чекбокс, либо разом выдать все доступные права, нажатием «+».</text:p>
          </table:table-cell>
          <table:table-cell table:style-name="ce147" office:value-type="string" calcext:value-type="string">
            <text:p>5. Выданные разрешения будут подсвечены синим и активным чекбоксом.</text:p>
          </table:table-cell>
          <table:covered-table-cell table:style-name="ce107" table:content-validation-name="val2"/>
          <table:table-cell table:style-name="ce214"/>
          <table:table-cell table:style-name="ce15" table:number-columns-repeated="1017"/>
        </table:table-row>
        <table:table-row table:style-name="ro11">
          <table:covered-table-cell table:number-columns-repeated="2" table:style-name="ce17"/>
          <table:covered-table-cell table:style-name="ce67"/>
          <table:table-cell table:style-name="ce65" office:value-type="string" calcext:value-type="string">
            <text:p>6. Нажать Сохранить / Отмена.</text:p>
          </table:table-cell>
          <table:table-cell table:style-name="ce147" office:value-type="string" calcext:value-type="string">
            <text:p>6. Изменения будут Сохранены / не будут Сохранены.</text:p>
          </table:table-cell>
          <table:covered-table-cell table:style-name="ce107" table:content-validation-name="val2"/>
          <table:table-cell table:style-name="ce215"/>
          <table:table-cell table:style-name="ce15" table:number-columns-repeated="1017"/>
        </table:table-row>
        <table:table-row table:style-name="ro12">
          <table:table-cell table:style-name="ce9" office:value-type="float" office:value="14" calcext:value-type="float" table:number-columns-spanned="1" table:number-rows-spanned="3">
            <text:p>14</text:p>
          </table:table-cell>
          <table:covered-table-cell table:style-name="ce17"/>
          <table:table-cell table:style-name="ce86" office:value-type="string" calcext:value-type="string" table:number-columns-spanned="1" table:number-rows-spanned="3">
            <text:p>Установка временных ограничений пользователя</text:p>
          </table:table-cell>
          <table:table-cell table:style-name="ce132" office:value-type="string" calcext:value-type="string">
            <text:p>🟢Установка разрешенного времени работы пользователя осуществляется установкой ограничения дат работы и времени для каждого из дней недели.</text:p>
            <text:p/>
            <text:p>1. Нажать на раскрывающееся меню «Время доступ», в карточке пользователя.</text:p>
          </table:table-cell>
          <table:table-cell table:style-name="ce58" office:value-type="string" calcext:value-type="string">
            <text:p><text:span text:style-name="T8">🟢 Получив блок (при попытке авторизоваться с разных IP), у пользователя меняется время доступа (окончание) на текущее, тем самым, блокируется возможность попасть в систему.</text:span></text:p>
            <text:p/>
            <text:p>1. Раскроется список, для задания времени доступа пользователя по дням недели.</text:p>
          </table:table-cell>
          <table:table-cell table:style-name="ce110" table:content-validation-name="val2" office:value-type="string" calcext:value-type="string" table:number-columns-spanned="1" table:number-rows-spanned="3">
            <text:p>Passed</text:p>
          </table:table-cell>
          <table:table-cell table:style-name="ce207"/>
          <table:table-cell table:style-name="ce15" table:number-columns-repeated="1017"/>
        </table:table-row>
        <table:table-row table:style-name="ro11">
          <table:covered-table-cell table:number-columns-repeated="2" table:style-name="ce17"/>
          <table:covered-table-cell table:style-name="ce70"/>
          <table:table-cell table:style-name="ce132" office:value-type="string" calcext:value-type="string">
            <text:p>2. Нажать на кнопку (+), рядом с параметрами «Время ограничения».</text:p>
          </table:table-cell>
          <table:table-cell table:style-name="ce127" office:value-type="string" calcext:value-type="string">
            <text:p>2. Кнопка (+) продлевает время ограничения на год.</text:p>
          </table:table-cell>
          <table:covered-table-cell table:style-name="ce107" table:content-validation-name="val2"/>
          <table:table-cell table:style-name="ce210"/>
          <table:table-cell table:style-name="ce15" table:number-columns-repeated="1017"/>
        </table:table-row>
        <table:table-row table:style-name="ro17">
          <table:covered-table-cell table:number-columns-repeated="2" table:style-name="ce17"/>
          <table:covered-table-cell table:style-name="ce70"/>
          <table:table-cell table:style-name="ce132" office:value-type="string" calcext:value-type="string">
            <text:p>3. Предусмотрены так же кнопки быстрой <text:span text:style-name="T3">пред установки</text:span> временных интервалов работы:</text:p>
            <text:p>- вся неделя круглосуточно</text:p>
            <text:p>- вся неделя рабочее время</text:p>
            <text:p>- удаление доступа</text:p>
          </table:table-cell>
          <table:table-cell table:style-name="ce127" office:value-type="string" calcext:value-type="string">
            <text:p>3. При выставлении соответствующих параметров, измененные данные отображаются пользователю.</text:p>
            <text:p>Можно так же в течении каждого дня выставить любое количество периодов доступа к системе, при нажатии (+).</text:p>
          </table:table-cell>
          <table:covered-table-cell table:style-name="ce107" table:content-validation-name="val2"/>
          <table:table-cell table:style-name="ce211"/>
          <table:table-cell table:style-name="ce15" table:number-columns-repeated="1017"/>
        </table:table-row>
        <table:table-row table:style-name="ro11">
          <table:table-cell table:style-name="ce10" office:value-type="float" office:value="15" calcext:value-type="float" table:number-columns-spanned="1" table:number-rows-spanned="4">
            <text:p>15</text:p>
          </table:table-cell>
          <table:covered-table-cell table:style-name="ce17"/>
          <table:table-cell table:style-name="ce84" office:value-type="string" calcext:value-type="string" table:number-columns-spanned="1" table:number-rows-spanned="4">
            <text:p>Копирование карточки пользователя.</text:p>
          </table:table-cell>
          <table:table-cell table:style-name="ce65" office:value-type="string" calcext:value-type="string">
            <text:p>1. Выделить нужную учетную запись.</text:p>
          </table:table-cell>
          <table:table-cell table:style-name="ce147" office:value-type="string" calcext:value-type="string">
            <text:p>1. Справа появится карточка выделенного пользователя.</text:p>
          </table:table-cell>
          <table:table-cell table:style-name="ce131" table:content-validation-name="val2" office:value-type="string" calcext:value-type="string" table:number-columns-spanned="1" table:number-rows-spanned="4">
            <text:p>Passed</text:p>
          </table:table-cell>
          <table:table-cell table:style-name="ce213"/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2. В правом верхнем углу, нажать кнопку Копировать выбранного пользователя/роль.</text:p>
          </table:table-cell>
          <table:table-cell table:style-name="ce147" office:value-type="string" calcext:value-type="string">
            <text:p>2. Появится окно для внесения данных для нового пользователя, с правами доступа от копируемого пользователя.</text:p>
          </table:table-cell>
          <table:covered-table-cell table:style-name="ce104" table:content-validation-name="val2"/>
          <table:table-cell table:style-name="ce214"/>
          <table:table-cell table:number-columns-repeated="1017"/>
        </table:table-row>
        <table:table-row table:style-name="ro18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3. Заполнить необходимые поля: ФИО, Логин.</text:p>
          </table:table-cell>
          <table:table-cell table:style-name="ce147" office:value-type="string" calcext:value-type="string">
            <text:p>3. Введенные данные будут отображаться в соответствующем поле.</text:p>
          </table:table-cell>
          <table:covered-table-cell table:style-name="ce104" table:content-validation-name="val2"/>
          <table:table-cell table:style-name="ce214"/>
          <table:table-cell table:number-columns-repeated="1017"/>
        </table:table-row>
        <table:table-row table:style-name="ro13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4. Нажать Сохранить</text:p>
          </table:table-cell>
          <table:table-cell table:style-name="ce147" office:value-type="string" calcext:value-type="string">
            <text:p>4. Если у вас были права на делегирование выставленных прав, сохранения успешно применятся. В противном случае, Появится окно с ошибкой.</text:p>
          </table:table-cell>
          <table:covered-table-cell table:style-name="ce104" table:content-validation-name="val2"/>
          <table:table-cell table:style-name="ce215"/>
          <table:table-cell table:number-columns-repeated="1017"/>
        </table:table-row>
        <table:table-row table:style-name="ro1">
          <table:table-cell table:style-name="ce20" table:number-columns-spanned="7" table:number-rows-spanned="1"/>
          <table:covered-table-cell table:number-columns-repeated="6" table:style-name="Default"/>
          <table:table-cell table:number-columns-repeated="1017"/>
        </table:table-row>
        <table:table-row table:style-name="ro10">
          <table:table-cell table:style-name="ce9" office:value-type="float" office:value="16" calcext:value-type="float" table:number-columns-spanned="1" table:number-rows-spanned="4">
            <text:p>16</text:p>
          </table:table-cell>
          <table:table-cell table:style-name="ce57" office:value-type="string" calcext:value-type="string" table:number-columns-spanned="1" table:number-rows-spanned="14">
            <text:p>Создание Сотрудников для выбранных пользователей.</text:p>
          </table:table-cell>
          <table:table-cell table:style-name="ce86" office:value-type="string" calcext:value-type="string" table:number-columns-spanned="1" table:number-rows-spanned="4">
            <text:p>Создание Сотрудников для выбранных пользователей </text:p>
          </table:table-cell>
          <table:table-cell table:style-name="ce127" office:value-type="string" calcext:value-type="string">
            <text:p>1. Найти и отметить чекбоксом, напротив каждой записи, необходимых пользователей.</text:p>
          </table:table-cell>
          <table:table-cell table:style-name="ce127" office:value-type="string" calcext:value-type="string">
            <text:p>1. Отмеченные пользователи будут выделены синим контуром и чекбоксом.</text:p>
          </table:table-cell>
          <table:table-cell table:style-name="ce131" table:content-validation-name="val2" office:value-type="string" calcext:value-type="string" table:number-columns-spanned="1" table:number-rows-spanned="4">
            <text:p>Failed</text:p>
          </table:table-cell>
          <table:table-cell table:style-name="ce207"/>
          <table:table-cell table:number-columns-repeated="1017"/>
        </table:table-row>
        <table:table-row table:style-name="ro10">
          <table:covered-table-cell table:style-name="ce17"/>
          <table:covered-table-cell table:style-name="ce60"/>
          <table:covered-table-cell table:style-name="ce70"/>
          <table:table-cell table:style-name="ce127" office:value-type="string" calcext:value-type="string">
            <text:p>2. В правом верхнем углу нажать на кнопку: «Создать сотрудников для выбранных пользователей».</text:p>
          </table:table-cell>
          <table:table-cell table:style-name="ce127" office:value-type="string" calcext:value-type="string">
            <text:p>2. Откроется окно с добавлением информации по должности и подразделению сотрудника.</text:p>
          </table:table-cell>
          <table:covered-table-cell table:style-name="ce104" table:content-validation-name="val2"/>
          <table:table-cell table:style-name="ce210"/>
          <table:table-cell table:number-columns-repeated="1017"/>
        </table:table-row>
        <table:table-row table:style-name="ro15">
          <table:covered-table-cell table:style-name="ce17"/>
          <table:covered-table-cell table:style-name="ce60"/>
          <table:covered-table-cell table:style-name="ce70"/>
          <table:table-cell table:style-name="ce127" office:value-type="string" calcext:value-type="string">
            <text:p>3. Выбрать значения в выпадающих списках, соответствующих пунктов.</text:p>
            <text:p>Обязательными являются:</text:p>
            <text:p>- Организация/Подразделение</text:p>
            <text:p>- Должность</text:p>
          </table:table-cell>
          <table:table-cell table:style-name="ce127" office:value-type="string" calcext:value-type="string">
            <text:p>3. В доступных формах выбраны требуемые значениями (достаточно заполнения обязательных форм).</text:p>
          </table:table-cell>
          <table:covered-table-cell table:style-name="ce104" table:content-validation-name="val2"/>
          <table:table-cell table:style-name="ce210" office:value-type="string" calcext:value-type="string">
            <text:p/>
            <text:p>Не сохраняется выбранная должность только(321)</text:p>
          </table:table-cell>
          <table:table-cell table:number-columns-repeated="1017"/>
        </table:table-row>
        <table:table-row table:style-name="ro15">
          <table:covered-table-cell table:style-name="ce17"/>
          <table:covered-table-cell table:style-name="ce60"/>
          <table:covered-table-cell table:style-name="ce38"/>
          <table:table-cell table:style-name="ce127" office:value-type="string" calcext:value-type="string">
            <text:p>4. Нажать кнопку Создать.</text:p>
          </table:table-cell>
          <table:table-cell table:style-name="ce62" office:value-type="string" calcext:value-type="string">
            <text:p>4. У выбранного пользователя будет назначен Сотрудник, с заданными параметрами.</text:p>
            <text:p>Важно, чтобы у выбранных пользователей, во вкладке «Права» были указаны «Имя» и «Фамилия», иначе будет получено сообщение об ошибке.</text:p>
          </table:table-cell>
          <table:covered-table-cell table:style-name="ce102" table:content-validation-name="val2"/>
          <table:table-cell table:style-name="ce211"/>
          <table:table-cell table:number-columns-repeated="1017"/>
        </table:table-row>
        <table:table-row table:style-name="ro15">
          <table:table-cell table:style-name="ce10" office:value-type="float" office:value="17" calcext:value-type="float" table:number-columns-spanned="1" table:number-rows-spanned="4">
            <text:p>17</text:p>
          </table:table-cell>
          <table:covered-table-cell table:style-name="ce17"/>
          <table:table-cell table:style-name="ce95" office:value-type="string" calcext:value-type="string" table:number-columns-spanned="1" table:number-rows-spanned="4">
            <text:p>Откомандировать в новый отдел</text:p>
          </table:table-cell>
          <table:table-cell table:style-name="ce130" office:value-type="string" calcext:value-type="string">
            <text:p>1. Зайти в карточку пользователя, перейти во вкладку «Сотрудник».</text:p>
            <text:p>Нажать кнопку «Откомандировать в новый отдел».</text:p>
          </table:table-cell>
          <table:table-cell table:style-name="ce130" office:value-type="string" calcext:value-type="string">
            <text:p>1. Откроется карточка сотрудника, с выделенными обязательными полями для заполнения.</text:p>
            <text:p>- Организация / Подразделение</text:p>
            <text:p>- Должность</text:p>
          </table:table-cell>
          <table:table-cell table:style-name="ce131" table:content-validation-name="val2" office:value-type="string" calcext:value-type="string" table:number-columns-spanned="1" table:number-rows-spanned="4">
            <text:p>Passed</text:p>
          </table:table-cell>
          <table:table-cell table:style-name="ce213"/>
          <table:table-cell table:number-columns-repeated="1017"/>
        </table:table-row>
        <table:table-row table:style-name="ro17">
          <table:covered-table-cell table:number-columns-repeated="2" table:style-name="ce17"/>
          <table:covered-table-cell table:style-name="ce96"/>
          <table:table-cell table:style-name="ce142" office:value-type="string" calcext:value-type="string">
            <text:p>2. Заполнить обязательные поля.</text:p>
            <text:p>Нажать «Откомандировать».</text:p>
          </table:table-cell>
          <table:table-cell table:style-name="ce142" office:value-type="string" calcext:value-type="string">
            <text:p>2. Появится уведомление «Данные успешно сохранены».</text:p>
            <text:p>В выпадающем списке «Текущий отдел», можно посмотреть все доступные подразделения, в которые был откомандирован сотрудник. </text:p>
            <text:p>Можно использовать этот список для повторного возвращения сотрудника в первоначальный отдел.</text:p>
          </table:table-cell>
          <table:covered-table-cell table:style-name="ce180" table:content-validation-name="val2"/>
          <table:table-cell table:style-name="ce217"/>
          <table:table-cell table:number-columns-repeated="1017"/>
        </table:table-row>
        <table:table-row table:style-name="ro13">
          <table:covered-table-cell table:number-columns-repeated="2" table:style-name="ce23"/>
          <table:covered-table-cell table:style-name="ce97"/>
          <table:table-cell table:style-name="ce143" office:value-type="string" calcext:value-type="string">
            <text:p><text:span text:style-name="T4">Второй способ</text:span></text:p>
            <text:p>3. Перейти на вкладку «Сотрудник», в карточке пользователя.</text:p>
            <text:p>Нажать кнопку «Редактировать».</text:p>
          </table:table-cell>
          <table:table-cell table:style-name="ce151" office:value-type="string" calcext:value-type="string">
            <text:p>3. Карточка сотрудника будет доступна для редактирования.</text:p>
          </table:table-cell>
          <table:covered-table-cell table:style-name="ce181"/>
          <table:table-cell table:style-name="ce140"/>
          <table:table-cell table:number-columns-repeated="1017"/>
        </table:table-row>
        <table:table-row table:style-name="ro10">
          <table:covered-table-cell table:number-columns-repeated="2" table:style-name="ce25"/>
          <table:covered-table-cell table:style-name="ce98"/>
          <table:table-cell table:style-name="ce144" office:value-type="string" calcext:value-type="string">
            <text:p>4. Изменить поля Организация/Подразделение и Должность.</text:p>
            <text:p>Нажать «Сохранить».</text:p>
          </table:table-cell>
          <table:table-cell table:style-name="ce152" office:value-type="string" calcext:value-type="string">
            <text:p>4. Сотрудник будет «Откомандирован в новое подразделение».</text:p>
          </table:table-cell>
          <table:covered-table-cell table:style-name="ce181"/>
          <table:table-cell table:style-name="ce141"/>
          <table:table-cell table:number-columns-repeated="1017"/>
        </table:table-row>
        <table:table-row table:style-name="ro10">
          <table:table-cell table:style-name="ce30" office:value-type="float" office:value="18" calcext:value-type="float" table:number-columns-spanned="1" table:number-rows-spanned="6">
            <text:p>18</text:p>
          </table:table-cell>
          <table:covered-table-cell table:style-name="ce25"/>
          <table:table-cell table:style-name="ce105" office:value-type="string" calcext:value-type="string" table:number-columns-spanned="1" table:number-rows-spanned="6">
            <text:p>Просмотр логов</text:p>
          </table:table-cell>
          <table:table-cell table:style-name="ce155" office:value-type="string" calcext:value-type="string">
            <text:p>1. Открыть карточку пользователя.</text:p>
            <text:p>Перейти на вкладку «Лог».</text:p>
          </table:table-cell>
          <table:table-cell table:style-name="ce155" office:value-type="string" calcext:value-type="string">
            <text:p>1. Откроется вклада с Логами карточки пользователя.</text:p>
          </table:table-cell>
          <table:table-cell table:style-name="ce199" table:content-validation-name="val2" office:value-type="string" calcext:value-type="string" table:number-columns-spanned="1" table:number-rows-spanned="6">
            <text:p>Passed</text:p>
          </table:table-cell>
          <table:table-cell table:style-name="ce227"/>
          <table:table-cell table:number-columns-repeated="1017"/>
        </table:table-row>
        <table:table-row table:style-name="ro12">
          <table:covered-table-cell table:number-columns-repeated="2" table:style-name="ce25"/>
          <table:covered-table-cell table:style-name="ce106"/>
          <table:table-cell table:style-name="ce155" office:value-type="string" calcext:value-type="string">
            <text:p>2. Открыть одну из записей Лога.</text:p>
            <text:p><text:span text:style-name="T4">По умолчанию будут отображаться значения вкладки «Лог», есть так же вкладка «Все поля».</text:span></text:p>
          </table:table-cell>
          <table:table-cell table:style-name="ce155" office:value-type="string" calcext:value-type="string">
            <text:p>2. Запись открывается в виде выпадающего списка.</text:p>
            <text:p>Отображаются только те значения, которые были скорректированы, со следующими полями:</text:p>
            <text:p>- Поле</text:p>
            <text:p>- Новое значение</text:p>
            <text:p>- Старое значение.</text:p>
          </table:table-cell>
          <table:covered-table-cell table:style-name="ce181"/>
          <table:table-cell table:style-name="ce234" office:value-type="string" calcext:value-type="string">
            <text:p>3. Отображаются все поля, редактируемого окна, значения, которые были обновлены, выделяются серым фоном.?</text:p>
            <text:p>Посмотреть метод ожидания данных от сервера</text:p>
          </table:table-cell>
          <table:table-cell table:number-columns-repeated="1017"/>
        </table:table-row>
        <table:table-row table:style-name="ro10">
          <table:covered-table-cell table:number-columns-repeated="2" table:style-name="ce25"/>
          <table:covered-table-cell table:style-name="ce106"/>
          <table:table-cell table:style-name="ce155" office:value-type="string" calcext:value-type="string">
            <text:p>3. Перейти на вкладку «Все поля».</text:p>
          </table:table-cell>
          <table:table-cell table:style-name="ce155" office:value-type="string" calcext:value-type="string">
            <text:p>3. Отображаются все поля, редактируемого окна, значения, которые были обновлены, выделяются серым фоном.</text:p>
          </table:table-cell>
          <table:covered-table-cell table:style-name="ce181"/>
          <table:table-cell table:style-name="ce228"/>
          <table:table-cell/>
          <table:table-cell table:style-name="ce25"/>
          <table:table-cell table:number-columns-repeated="1015"/>
        </table:table-row>
        <table:table-row table:style-name="ro13">
          <table:covered-table-cell table:number-columns-repeated="2" table:style-name="ce25"/>
          <table:covered-table-cell table:style-name="ce106"/>
          <table:table-cell table:style-name="ce155" office:value-type="string" calcext:value-type="string">
            <text:p>4. В строке формирования выборки логов, выбрать доступные параметры, по которым были внесены изменения(например: ФИО, ID АРМа др.).</text:p>
          </table:table-cell>
          <table:table-cell table:style-name="ce155" office:value-type="string" calcext:value-type="string">
            <text:p>4. Отображаются значения, согласно выбранного параметра фильтрации.</text:p>
          </table:table-cell>
          <table:covered-table-cell table:style-name="ce181"/>
          <table:table-cell table:style-name="ce228"/>
          <table:table-cell table:number-columns-repeated="1017"/>
        </table:table-row>
        <table:table-row table:style-name="ro13">
          <table:covered-table-cell table:number-columns-repeated="2" table:style-name="ce25"/>
          <table:covered-table-cell table:style-name="ce106"/>
          <table:table-cell table:style-name="ce155" office:value-type="string" calcext:value-type="string">
            <text:p>5. Выбрать отображение всех записей журнала логирования, и в строке поиск ввести значение, например: дата лога, время лога, ФИО того, кто вносил изменения, название изменяемых полей.</text:p>
          </table:table-cell>
          <table:table-cell table:style-name="ce155" office:value-type="string" calcext:value-type="string">
            <text:p>5. Будут отображаться все возможные совпадения.</text:p>
          </table:table-cell>
          <table:covered-table-cell table:style-name="ce181"/>
          <table:table-cell table:style-name="ce229"/>
          <table:table-cell table:number-columns-repeated="1017"/>
        </table:table-row>
        <table:table-row table:style-name="ro15">
          <table:covered-table-cell table:number-columns-repeated="2" table:style-name="ce25"/>
          <table:covered-table-cell table:style-name="ce106"/>
          <table:table-cell table:style-name="ce155" office:value-type="string" calcext:value-type="string">
            <text:p>6. Нажать «Журнал подключений».</text:p>
            <text:p>Общий «Журнал подключений» рассмотрен в пункте 9.</text:p>
          </table:table-cell>
          <table:table-cell table:style-name="ce155" office:value-type="string" calcext:value-type="string">
            <text:p>6. Откроется журнал запросов, только для данного пользователя, где можно сделать выборку по различному периоду(За час, Сегодня, За сутки, За неделю, За месяц, За год, Все) и выгрузить эти данные в доступные форматы (csv, xlsx, pdf).</text:p>
          </table:table-cell>
          <table:covered-table-cell table:style-name="ce181"/>
          <table:table-cell table:style-name="ce229"/>
          <table:table-cell table:number-columns-repeated="1017"/>
        </table:table-row>
        <table:table-row table:style-name="ro1">
          <table:table-cell table:style-name="ce20" table:number-columns-spanned="7" table:number-rows-spanned="1"/>
          <table:covered-table-cell table:number-columns-repeated="6" table:style-name="Default"/>
          <table:table-cell table:number-columns-repeated="1017"/>
        </table:table-row>
        <table:table-row table:style-name="ro11">
          <table:table-cell table:style-name="ce9" office:value-type="float" office:value="19" calcext:value-type="float" table:number-columns-spanned="1" table:number-rows-spanned="4">
            <text:p>19</text:p>
          </table:table-cell>
          <table:table-cell table:style-name="ce61" office:value-type="string" calcext:value-type="string" table:number-columns-spanned="1" table:number-rows-spanned="18">
            <text:p>Роли</text:p>
          </table:table-cell>
          <table:table-cell table:style-name="ce86" office:value-type="string" calcext:value-type="string" table:number-columns-spanned="1" table:number-rows-spanned="4">
            <text:p>Создание новой Роли.</text:p>
          </table:table-cell>
          <table:table-cell table:style-name="ce127" office:value-type="string" calcext:value-type="string">
            <text:p><text:span text:style-name="T5">1. Нажать « (+) » (Добавить новую роль</text:span>).</text:p>
          </table:table-cell>
          <table:table-cell table:style-name="ce127" office:value-type="string" calcext:value-type="string">
            <text:p>1. Открывается окно для внесения новых данных.</text:p>
          </table:table-cell>
          <table:table-cell table:style-name="ce200" table:content-validation-name="val2" office:value-type="string" calcext:value-type="string" table:number-columns-spanned="1" table:number-rows-spanned="4">
            <text:p>Passed</text:p>
          </table:table-cell>
          <table:table-cell table:style-name="ce207"/>
          <table:table-cell table:number-columns-repeated="1017"/>
        </table:table-row>
        <table:table-row table:style-name="ro11">
          <table:covered-table-cell table:number-columns-repeated="2" table:style-name="ce17"/>
          <table:covered-table-cell table:style-name="ce86"/>
          <table:table-cell table:style-name="ce127" office:value-type="string" calcext:value-type="string">
            <text:p>2. Указать название Роли, например Тест.</text:p>
          </table:table-cell>
          <table:table-cell table:style-name="ce127" office:value-type="string" calcext:value-type="string">
            <text:p>2. Кнопка Создать станет подсвечена.</text:p>
          </table:table-cell>
          <table:covered-table-cell table:style-name="ce120" table:content-validation-name="val2"/>
          <table:table-cell table:style-name="ce210"/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6"/>
          <table:table-cell table:style-name="ce156" office:value-type="string" calcext:value-type="string">
            <text:p>3. В Списке прав, выставить параметры доступа для создаваемой Роли, например: АРМ — ВФ, активировать чекбокс «АРМ ВФ».</text:p>
          </table:table-cell>
          <table:table-cell table:style-name="ce127" office:value-type="string" calcext:value-type="string">
            <text:p>3. Право для Роли Тест выставлено.</text:p>
          </table:table-cell>
          <table:covered-table-cell table:style-name="ce120" table:content-validation-name="val2"/>
          <table:table-cell table:style-name="ce210"/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6"/>
          <table:table-cell table:style-name="ce127" office:value-type="string" calcext:value-type="string">
            <text:p>4. Нажать кнопку Создать.</text:p>
          </table:table-cell>
          <table:table-cell table:style-name="ce127" office:value-type="string" calcext:value-type="string">
            <text:p>4. Роль с заданным названием и параметрами создана и отображается в общем списке ролей.</text:p>
          </table:table-cell>
          <table:covered-table-cell table:style-name="ce120" table:content-validation-name="val2"/>
          <table:table-cell table:style-name="ce211"/>
          <table:table-cell table:number-columns-repeated="1017"/>
        </table:table-row>
        <table:table-row table:style-name="ro13">
          <table:table-cell table:style-name="ce10" office:value-type="float" office:value="20" calcext:value-type="float" table:number-columns-spanned="1" table:number-rows-spanned="5">
            <text:p>20</text:p>
          </table:table-cell>
          <table:covered-table-cell table:style-name="ce17"/>
          <table:table-cell table:style-name="ce84" office:value-type="string" calcext:value-type="string" table:number-columns-spanned="1" table:number-rows-spanned="5">
            <text:p>Копирование Роли.</text:p>
          </table:table-cell>
          <table:table-cell table:style-name="ce147" office:value-type="string" calcext:value-type="string">
            <text:p>1. Проставить чекбокс Активные и Роль, в графе поиска, вбить название роли, созданной в в пункте 19.</text:p>
          </table:table-cell>
          <table:table-cell table:style-name="ce147" office:value-type="string" calcext:value-type="string">
            <text:p>1. Появится список всех созданных активных Ролей.</text:p>
            <text:p>Если у роли закончился период активности, назначить такую роль на пользователя нельзя.</text:p>
          </table:table-cell>
          <table:table-cell table:style-name="ce201" table:content-validation-name="val2" office:value-type="string" calcext:value-type="string" table:number-columns-spanned="1" table:number-rows-spanned="5">
            <text:p>Passed</text:p>
          </table:table-cell>
          <table:table-cell table:style-name="ce213"/>
          <table:table-cell table:number-columns-repeated="1017"/>
        </table:table-row>
        <table:table-row table:style-name="ro1">
          <table:covered-table-cell table:number-columns-repeated="2" table:style-name="ce17"/>
          <table:covered-table-cell table:style-name="ce84"/>
          <table:table-cell table:style-name="ce65" office:value-type="string" calcext:value-type="string">
            <text:p>2. Выделить нужную запись и проставить чекбокс.</text:p>
          </table:table-cell>
          <table:table-cell table:style-name="ce147" office:value-type="string" calcext:value-type="string">
            <text:p>2. Справа появится карточка выделенной роли.</text:p>
          </table:table-cell>
          <table:covered-table-cell table:style-name="ce104" table:content-validation-name="val2"/>
          <table:table-cell table:style-name="ce237" office:value-type="string" calcext:value-type="string">
            <text:p>?eсли у роли закончился период активности, назначить такую роль на пользователя нельзя.</text:p>
          </table:table-cell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3. Нажать кнопку Копировать выбранного пользователя/роль.</text:p>
          </table:table-cell>
          <table:table-cell table:style-name="ce147" office:value-type="string" calcext:value-type="string">
            <text:p>3. Появится окно для внесения данных для нового пользователя, с правами доступа от копируемой карточки Роли.</text:p>
          </table:table-cell>
          <table:covered-table-cell table:style-name="ce104" table:content-validation-name="val2"/>
          <table:table-cell table:style-name="ce214"/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4. Заполнить новое название Роли.</text:p>
          </table:table-cell>
          <table:table-cell table:style-name="ce147" office:value-type="string" calcext:value-type="string">
            <text:p>4. Введенные данные будут отображаться в соответствующем поле.</text:p>
            <text:p>Кнопка Создать станет активной.</text:p>
          </table:table-cell>
          <table:covered-table-cell table:style-name="ce104" table:content-validation-name="val2"/>
          <table:table-cell table:style-name="ce214"/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4"/>
          <table:table-cell table:style-name="ce147" office:value-type="string" calcext:value-type="string">
            <text:p>5. Нажать Создать</text:p>
          </table:table-cell>
          <table:table-cell table:style-name="ce147" office:value-type="string" calcext:value-type="string">
            <text:p>5. Если у пользователя были права на делегирование выставленных прав, Создается новая роль. В противном случае, Появится окно с ошибкой.</text:p>
          </table:table-cell>
          <table:covered-table-cell table:style-name="ce104" table:content-validation-name="val2"/>
          <table:table-cell table:style-name="ce215"/>
          <table:table-cell table:number-columns-repeated="1017"/>
        </table:table-row>
        <table:table-row table:style-name="ro10">
          <table:table-cell table:style-name="ce9" office:value-type="float" office:value="21" calcext:value-type="float" table:number-columns-spanned="1" table:number-rows-spanned="3">
            <text:p>21</text:p>
          </table:table-cell>
          <table:covered-table-cell table:style-name="ce17"/>
          <table:table-cell table:style-name="ce86" office:value-type="string" calcext:value-type="string" table:number-columns-spanned="1" table:number-rows-spanned="3">
            <text:p>Редактирование роли</text:p>
          </table:table-cell>
          <table:table-cell table:style-name="ce127" office:value-type="string" calcext:value-type="string">
            <text:p>1. Проставить чекбокс Активные и Роль, в графе поиска, вбить название роли, созданной в в пункте 19.</text:p>
          </table:table-cell>
          <table:table-cell table:style-name="ce127" office:value-type="string" calcext:value-type="string">
            <text:p>1. Появится список всех созданных активных Ролей.</text:p>
          </table:table-cell>
          <table:table-cell table:style-name="ce110" table:content-validation-name="val2" office:value-type="string" calcext:value-type="string" table:number-columns-spanned="1" table:number-rows-spanned="3">
            <text:p>Passed</text:p>
          </table:table-cell>
          <table:table-cell table:style-name="ce207"/>
          <table:table-cell table:number-columns-repeated="1017"/>
        </table:table-row>
        <table:table-row table:style-name="ro10">
          <table:covered-table-cell table:number-columns-repeated="2" table:style-name="ce17"/>
          <table:covered-table-cell table:style-name="ce86"/>
          <table:table-cell table:style-name="ce127" office:value-type="string" calcext:value-type="string">
            <text:p>2. Перейти в карточку роли.</text:p>
            <text:p>Нажать Редактировать.</text:p>
          </table:table-cell>
          <table:table-cell table:style-name="ce127" office:value-type="string" calcext:value-type="string">
            <text:p>2. Появится все активные поля, доступные для редактирования.</text:p>
          </table:table-cell>
          <table:covered-table-cell table:style-name="ce107" table:content-validation-name="val2"/>
          <table:table-cell table:style-name="ce210"/>
          <table:table-cell table:number-columns-repeated="1017"/>
        </table:table-row>
        <table:table-row table:style-name="ro13">
          <table:covered-table-cell table:number-columns-repeated="2" table:style-name="ce17"/>
          <table:covered-table-cell table:style-name="ce86"/>
          <table:table-cell table:style-name="ce127" office:value-type="string" calcext:value-type="string">
            <text:p>3. Внести изменения в запись, например, изменить название, добавить или убрать какое-либо право.</text:p>
            <text:p>Нажать Сохранить / Отмена.</text:p>
          </table:table-cell>
          <table:table-cell table:style-name="ce127" office:value-type="string" calcext:value-type="string">
            <text:p>3. Внесенные изменения были применены к соответствующей карточке роли.</text:p>
            <text:p>В случае, отмены изменений, изменения не будут сохранены.</text:p>
          </table:table-cell>
          <table:covered-table-cell table:style-name="ce107" table:content-validation-name="val2"/>
          <table:table-cell table:style-name="ce211"/>
          <table:table-cell table:number-columns-repeated="1017"/>
        </table:table-row>
        <table:table-row table:style-name="ro13">
          <table:table-cell table:style-name="ce10" office:value-type="float" office:value="22" calcext:value-type="float" table:number-columns-spanned="1" table:number-rows-spanned="6">
            <text:p>22</text:p>
          </table:table-cell>
          <table:covered-table-cell/>
          <table:table-cell table:style-name="ce84" office:value-type="string" calcext:value-type="string" table:number-columns-spanned="1" table:number-rows-spanned="6">
            <text:p>Назначение Роли выбранным <text:s/>(группе) пользователям.</text:p>
          </table:table-cell>
          <table:table-cell table:style-name="ce147" office:value-type="string" calcext:value-type="string">
            <text:p>1. Активировать чекбокс «Активные».</text:p>
            <text:p>В строке поиска найти требуемых пользователей, если назначение ролей производится группе пользователей или выбрать одного пользователя.</text:p>
          </table:table-cell>
          <table:table-cell table:style-name="ce147" office:value-type="string" calcext:value-type="string">
            <text:p>1. Отображаются пользователи, доступные для редактирования.</text:p>
          </table:table-cell>
          <table:table-cell table:style-name="ce122" table:content-validation-name="val2" office:value-type="string" calcext:value-type="string" table:number-columns-spanned="1" table:number-rows-spanned="6">
            <text:p>Passed</text:p>
          </table:table-cell>
          <table:table-cell table:style-name="ce139"/>
          <table:table-cell table:number-columns-repeated="1017"/>
        </table:table-row>
        <table:table-row table:style-name="ro10">
          <table:covered-table-cell table:number-columns-repeated="2"/>
          <table:covered-table-cell table:style-name="ce84"/>
          <table:table-cell table:style-name="ce147" office:value-type="string" calcext:value-type="string">
            <text:p>2. В таблице отображения пользователей, выделить несколько учетных записей, проставив на против них чекбокс.</text:p>
          </table:table-cell>
          <table:table-cell table:style-name="ce147" office:value-type="string" calcext:value-type="string">
            <text:p>2. Соответствующие карточки с пользователей выделены, справа отображается последняя из них.</text:p>
          </table:table-cell>
          <table:covered-table-cell/>
          <table:table-cell table:style-name="ce140" office:value-type="string" calcext:value-type="string">
            <text:p>уточнить про временные ограничения</text:p>
          </table:table-cell>
          <table:table-cell table:number-columns-repeated="1017"/>
        </table:table-row>
        <table:table-row table:style-name="ro1">
          <table:covered-table-cell table:number-columns-repeated="2"/>
          <table:covered-table-cell table:style-name="ce84"/>
          <table:table-cell table:style-name="ce147" office:value-type="string" calcext:value-type="string">
            <text:p>3. Нажать кнопку «Назначить Роль выбранным пользователям».</text:p>
          </table:table-cell>
          <table:table-cell table:style-name="ce147" office:value-type="string" calcext:value-type="string">
            <text:p>3. Откроется окно выбора созданных ранее Ролей.</text:p>
          </table:table-cell>
          <table:covered-table-cell/>
          <table:table-cell table:style-name="ce140"/>
          <table:table-cell table:number-columns-repeated="1017"/>
        </table:table-row>
        <table:table-row table:style-name="ro10">
          <table:covered-table-cell table:number-columns-repeated="2"/>
          <table:covered-table-cell table:style-name="ce84"/>
          <table:table-cell table:style-name="ce147" office:value-type="string" calcext:value-type="string">
            <text:p>4. Проставить чекбокс «Включая временные ограничения».</text:p>
          </table:table-cell>
          <table:table-cell table:style-name="ce147" office:value-type="string" calcext:value-type="string">
            <text:p>4. Временные ограничения, для данной Роли, так же будут применены к выделенным учетным записям пользователей.</text:p>
          </table:table-cell>
          <table:covered-table-cell/>
          <table:table-cell table:style-name="ce140"/>
          <table:table-cell table:number-columns-repeated="1017"/>
        </table:table-row>
        <table:table-row table:style-name="ro10">
          <table:covered-table-cell table:number-columns-repeated="2"/>
          <table:covered-table-cell table:style-name="ce84"/>
          <table:table-cell table:style-name="ce147" office:value-type="string" calcext:value-type="string">
            <text:p>4.2. Повторить пункты 1-3, не активируя чекбокс «Включая временные ограничения».</text:p>
          </table:table-cell>
          <table:table-cell table:style-name="ce147" office:value-type="string" calcext:value-type="string">
            <text:p>4.2. По умолчанию, для выбранных учетных записей будет выставлен параметр 1 год с даты создания пользователя.</text:p>
          </table:table-cell>
          <table:covered-table-cell/>
          <table:table-cell table:style-name="ce140"/>
          <table:table-cell table:number-columns-repeated="1017"/>
        </table:table-row>
        <table:table-row table:style-name="ro10">
          <table:covered-table-cell table:number-columns-repeated="2"/>
          <table:covered-table-cell table:style-name="ce84"/>
          <table:table-cell table:style-name="ce147" office:value-type="string" calcext:value-type="string">
            <text:p>5. Нажать кнопку Применить.</text:p>
          </table:table-cell>
          <table:table-cell table:style-name="ce147" office:value-type="string" calcext:value-type="string">
            <text:p>5. Выбранная Роль с делегированными ей правами, будет выдана пользователю / сотруднику.</text:p>
          </table:table-cell>
          <table:covered-table-cell/>
          <table:table-cell table:style-name="ce141"/>
          <table:table-cell table:number-columns-repeated="1017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Лист1.G11:Лист1.G12">
            <calcext:condition calcext:apply-style-name="Good" calcext:value="=&quot;Пройден&quot;" calcext:base-cell-address="Лист1.G11"/>
            <calcext:condition calcext:apply-style-name="Bad" calcext:value="=&quot;Не пройден&quot;" calcext:base-cell-address="Лист1.G11"/>
            <calcext:condition calcext:apply-style-name="Error" calcext:value="=&quot;Блокер&quot;" calcext:base-cell-address="Лист1.G11"/>
            <calcext:condition calcext:apply-style-name="Accent" calcext:value="=n/a" calcext:base-cell-address="Лист1.G11"/>
          </calcext:conditional-format>
          <calcext:conditional-format calcext:target-range-address="Лист1.F17:Лист1.F19 Лист1.F43:Лист1.F45 Лист1.F67:Лист1.F67 Лист1.F12:Лист1.F12 Лист1.A5:Лист1.B5 Лист1.F26:Лист1.F26 Лист1.F79:Лист1.F82">
            <calcext:condition calcext:apply-style-name="Bad" calcext:value="=failed" calcext:base-cell-address="Лист1.A5"/>
          </calcext:conditional-format>
          <calcext:conditional-format calcext:target-range-address="Лист1.F14:Лист1.F23 Лист1.F11:Лист1.F12 Лист1.A4:Лист1.B7 Лист1.F64:Лист1.F69 Лист1.F79:Лист1.F91 Лист1.F72:Лист1.F72 Лист1.F40:Лист1.F62 Лист1.F25:Лист1.F38">
            <calcext:condition calcext:apply-style-name="Good" calcext:value="=&quot;Passed&quot;" calcext:base-cell-address="Лист1.A4"/>
            <calcext:condition calcext:apply-style-name="Bad" calcext:value="=&quot;Failed&quot;" calcext:base-cell-address="Лист1.A4"/>
            <calcext:condition calcext:apply-style-name="Error" calcext:value="=&quot;Blocker&quot;" calcext:base-cell-address="Лист1.A4"/>
            <calcext:condition calcext:apply-style-name="Accent" calcext:value="=&quot;n/a&quot;" calcext:base-cell-address="Лист1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Arial Cyr" svg:font-family="'Arial Cyr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68P0" style:volatile="true">
      <number:number number:decimal-places="0" number:min-decimal-places="0" number:min-integer-digits="1" number:grouping="true"/>
      <number:text>   </number:text>
    </number:number-style>
    <number:number-style style:name="N16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68P0"/>
    </number:number-style>
    <number:number-style style:name="N167P0" style:volatile="true">
      <number:number number:decimal-places="2" number:min-decimal-places="2" number:min-integer-digits="1" number:grouping="true"/>
      <number:text>   </number:text>
    </number:number-style>
    <number:number-style style:name="N16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67P0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6P0"/>
    </number:number-style>
    <number:number-style style:name="N16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time-style style:name="N161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</number:time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8P2" style:volatile="true">
      <number:text> </number:text>
      <number:fill-character> </number:fill-character>
      <number:text>-р.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0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date-style style:name="N145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р.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44P0"/>
    </number:number-style>
    <number:number-style style:name="N14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1P2" style:volatile="true">
      <number:text> </number:text>
      <number:fill-character> </number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37P0" style:volatile="true">
      <number:number number:decimal-places="2" number:min-decimal-places="2" number:min-integer-digits="1" number:grouping="true"/>
      <number:text>р.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7P0"/>
    </number:number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3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1">
      <number:hours/>
      <number:text>:</number:text>
      <number:minutes number:style="long"/>
    </number:time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1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р.</number:text>
    </number:number-style>
    <number:number-style style:name="N11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7P0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number-style style:name="N171P0" style:volatile="true">
      <number:number number:decimal-places="2" number:min-decimal-places="2" number:min-integer-digits="1" number:grouping="true"/>
      <number:text>р.</number:text>
    </number:number-style>
    <number:number-style style:name="N17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71P0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7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 </number:text>
      <number:am-pm/>
    </number:time-style>
    <number:number-style style:name="N169P0" style:volatile="true">
      <number:number number:decimal-places="2" number:min-decimal-places="2" number:min-integer-digits="1" number:grouping="true"/>
    </number:number-style>
    <number:number-style style:name="N169">
      <number:text>-</number:text>
      <number:number number:decimal-places="2" number:min-decimal-places="2" number:min-integer-digits="1" number:grouping="true"/>
      <style:map style:condition="value()&gt;=0" style:apply-style-name="N169P0"/>
    </number:number-style>
    <number:number-style style:name="N11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$</number:text>
      <number:fill-character> </number:fill-character>
      <number:text>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7T16:53:04.875051636</meta:creation-date>
    <dc:date>2023-03-03T18:15:31.027431787</dc:date>
    <meta:editing-duration>P1DT4H6M19S</meta:editing-duration>
    <meta:editing-cycles>137</meta:editing-cycles>
    <meta:generator>LibreOffice/7.3.7.2$Linux_X86_64 LibreOffice_project/30$Build-2</meta:generator>
    <meta:document-statistic meta:table-count="1" meta:cell-count="273" meta:object-count="0"/>
  </office:meta>
</office:document-meta>
</file>